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91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5.86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132.66pt"/>
    </style:style>
    <style:style style:name="co9" style:family="table-column">
      <style:table-column-properties fo:break-before="auto" style:column-width="97.74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73.5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eee"/>
    </style:style>
    <style:style style:name="ce5" style:family="table-cell" style:parent-style-name="Default" style:data-style-name="N121"/>
    <style:style style:name="ce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00a65d"/>
    </style:style>
    <style:style style:name="ce4" style:family="table-cell" style:parent-style-name="Default" style:data-style-name="N0">
      <style:table-cell-properties fo:background-color="#72bf44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th" table:style-name="ta1">
        <table:shapes>
          <draw:frame draw:z-index="1" draw:style-name="gr1" draw:text-style-name="P1" svg:width="453.77pt" svg:height="321.42pt" svg:x="239.98pt" svg:y="693.27pt">
            <draw:object draw:notify-on-update-of-ranges="Depth.F8:Depth.F8 Depth.F9:Depth.F28 Depth.G8:Depth.G8 Depth.G9:Depth.G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0" table:number-columns-repeated="1007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 calcext:value-type="string" table:number-columns-spanned="6" table:number-rows-spanned="1">
            <text:p>DEPTH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=log(L)</text:p>
          </table:table-cell>
          <table:table-cell office:value-type="string" calcext:value-type="string">
            <text:p>L=2^Q</text:p>
          </table:table-cell>
          <table:table-cell office:value-type="string" calcext:value-type="string">
            <text:p>QROM 4L-4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QUANTIFY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_q</text:p>
          </table:table-cell>
          <table:table-cell office:value-type="string" calcext:value-type="string">
            <text:p>N_q_Alex</text:p>
          </table:table-cell>
          <table:table-cell office:value-type="string" calcext:value-type="string">
            <text:p>surface_Olivia</text:p>
          </table:table-cell>
          <table:table-cell office:value-type="string" calcext:value-type="string">
            <text:p>Surface_Alex</text:p>
          </table:table-cell>
          <table:table-cell table:number-columns-repeated="2"/>
          <table:table-cell office:value-type="string" calcext:value-type="string">
            <text:p>O/A</text:p>
          </table:table-cell>
          <table:table-cell office:value-type="string" calcext:value-type="string">
            <text:p>C/A</text:p>
          </table:table-cell>
          <table:table-cell table:number-columns-repeated="1006"/>
        </table:table-row>
        <table:table-row table:style-name="ro3">
          <table:table-cell/>
          <table:table-cell table:formula="of:=[.C9]*[.E9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POWER(2; [.C9])" office:value-type="float" office:value="2" calcext:value-type="float">
            <text:p>2</text:p>
          </table:table-cell>
          <table:table-cell table:style-name="ce2" table:formula="of:=30*[.D9]" office:value-type="float" office:value="60" calcext:value-type="float">
            <text:p>60</text:p>
          </table:table-cell>
          <table:table-cell table:formula="of:=[.$P$27]*([.C9]-1)+[.$P$28]+2*([.C9]-1)+[.$P$29]*([.C9]+1)" office:value-type="float" office:value="18" calcext:value-type="float">
            <text:p>18</text:p>
          </table:table-cell>
          <table:table-cell table:formula="of:=21*2^[.C9]+2*[.C9]-26" office:value-type="float" office:value="18" calcext:value-type="float">
            <text:p>18</text:p>
          </table:table-cell>
          <table:table-cell office:value-type="string" calcext:value-type="string">
            <text:p>gene</text:p>
          </table:table-cell>
          <table:table-cell table:style-name="ce5" table:formula="of:=[.G9]/[.F9]" office:value-type="float" office:value="1" calcext:value-type="float">
            <text:p>1.0000E+00</text:p>
          </table:table-cell>
          <table:table-cell/>
          <table:table-cell table:formula="of:=[.C9]+2^([.C9]+1)+5" office:value-type="float" office:value="10" calcext:value-type="float">
            <text:p>10</text:p>
          </table:table-cell>
          <table:table-cell table:formula="of:=[.C9]+2^([.C9]+1)+1" office:value-type="float" office:value="6" calcext:value-type="float">
            <text:p>6</text:p>
          </table:table-cell>
          <table:table-cell table:formula="of:=[.K9]*[.G9]" office:value-type="float" office:value="180" calcext:value-type="float">
            <text:p>180</text:p>
          </table:table-cell>
          <table:table-cell table:formula="of:=[.L9]*[.F9]" office:value-type="float" office:value="108" calcext:value-type="float">
            <text:p>108</text:p>
          </table:table-cell>
          <table:table-cell table:number-columns-repeated="2"/>
          <table:table-cell table:style-name="ce5" table:formula="of:=[.M9]/[.N9]" office:value-type="float" office:value="1.66666666666667" calcext:value-type="float">
            <text:p>1.6667E+00</text:p>
          </table:table-cell>
          <table:table-cell table:formula="of:=[.B9]/[.N9]" office:value-type="float" office:value="0.555555555555556" calcext:value-type="float">
            <text:p>0.555555555555556</text:p>
          </table:table-cell>
          <table:table-cell table:number-columns-repeated="1006"/>
        </table:table-row>
        <table:table-row table:style-name="ro3">
          <table:table-cell/>
          <table:table-cell table:formula="of:=[.C10]*[.E10]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POWER(2; [.C10])" office:value-type="float" office:value="4" calcext:value-type="float">
            <text:p>4</text:p>
          </table:table-cell>
          <table:table-cell table:style-name="ce2" table:formula="of:=30*[.D10]" office:value-type="float" office:value="120" calcext:value-type="float">
            <text:p>120</text:p>
          </table:table-cell>
          <table:table-cell table:formula="of:=[.$P$27]*([.C10]-1)+[.$P$28]+2*([.C10]-1)+[.$P$29]*([.C10]+1)" office:value-type="float" office:value="34" calcext:value-type="float">
            <text:p>34</text:p>
          </table:table-cell>
          <table:table-cell table:formula="of:=21*2^[.C10]+2*[.C10]-26" office:value-type="float" office:value="62" calcext:value-type="float">
            <text:p>62</text:p>
          </table:table-cell>
          <table:table-cell/>
          <table:table-cell table:style-name="ce5" table:formula="of:=[.G10]/[.F10]" office:value-type="float" office:value="1.82352941176471" calcext:value-type="float">
            <text:p>1.8235E+00</text:p>
          </table:table-cell>
          <table:table-cell/>
          <table:table-cell table:formula="of:=[.C10]+2^([.C10]+1)+5" office:value-type="float" office:value="15" calcext:value-type="float">
            <text:p>15</text:p>
          </table:table-cell>
          <table:table-cell table:formula="of:=[.C10]+2^([.C10]+1)+1" office:value-type="float" office:value="11" calcext:value-type="float">
            <text:p>11</text:p>
          </table:table-cell>
          <table:table-cell table:formula="of:=[.K10]*[.G10]" office:value-type="float" office:value="930" calcext:value-type="float">
            <text:p>930</text:p>
          </table:table-cell>
          <table:table-cell table:formula="of:=[.L10]*[.F10]" office:value-type="float" office:value="374" calcext:value-type="float">
            <text:p>374</text:p>
          </table:table-cell>
          <table:table-cell table:number-columns-repeated="2"/>
          <table:table-cell table:style-name="ce5" table:formula="of:=[.M10]/[.N10]" office:value-type="float" office:value="2.48663101604278" calcext:value-type="float">
            <text:p>2.4866E+00</text:p>
          </table:table-cell>
          <table:table-cell table:formula="of:=[.B10]/[.N10]" office:value-type="float" office:value="0.641711229946524" calcext:value-type="float">
            <text:p>0.641711229946524</text:p>
          </table:table-cell>
          <table:table-cell table:number-columns-repeated="1006"/>
        </table:table-row>
        <table:table-row table:style-name="ro3">
          <table:table-cell/>
          <table:table-cell table:formula="of:=[.C11]*[.E11]"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formula="of:=POWER(2; [.C11])" office:value-type="float" office:value="8" calcext:value-type="float">
            <text:p>8</text:p>
          </table:table-cell>
          <table:table-cell table:style-name="ce2" table:formula="of:=30*[.D11]" office:value-type="float" office:value="240" calcext:value-type="float">
            <text:p>240</text:p>
          </table:table-cell>
          <table:table-cell table:formula="of:=[.$P$27]*([.C11]-1)+[.$P$28]+2*([.C11]-1)+[.$P$29]*([.C11]+1)" office:value-type="float" office:value="50" calcext:value-type="float">
            <text:p>50</text:p>
          </table:table-cell>
          <table:table-cell table:formula="of:=21*2^[.C11]+2*[.C11]-26" office:value-type="float" office:value="148" calcext:value-type="float">
            <text:p>148</text:p>
          </table:table-cell>
          <table:table-cell/>
          <table:table-cell table:style-name="ce5" table:formula="of:=[.G11]/[.F11]" office:value-type="float" office:value="2.96" calcext:value-type="float">
            <text:p>2.9600E+00</text:p>
          </table:table-cell>
          <table:table-cell/>
          <table:table-cell table:formula="of:=[.C11]+2^([.C11]+1)+5" office:value-type="float" office:value="24" calcext:value-type="float">
            <text:p>24</text:p>
          </table:table-cell>
          <table:table-cell table:formula="of:=[.C11]+2^([.C11]+1)+1" office:value-type="float" office:value="20" calcext:value-type="float">
            <text:p>20</text:p>
          </table:table-cell>
          <table:table-cell table:formula="of:=[.K11]*[.G11]" office:value-type="float" office:value="3552" calcext:value-type="float">
            <text:p>3552</text:p>
          </table:table-cell>
          <table:table-cell table:formula="of:=[.L11]*[.F11]" office:value-type="float" office:value="1000" calcext:value-type="float">
            <text:p>1000</text:p>
          </table:table-cell>
          <table:table-cell table:number-columns-repeated="2"/>
          <table:table-cell table:style-name="ce5" table:formula="of:=[.M11]/[.N11]" office:value-type="float" office:value="3.552" calcext:value-type="float">
            <text:p>3.5520E+00</text:p>
          </table:table-cell>
          <table:table-cell table:formula="of:=[.B11]/[.N11]" office:value-type="float" office:value="0.72" calcext:value-type="float">
            <text:p>0.72</text:p>
          </table:table-cell>
          <table:table-cell table:number-columns-repeated="1006"/>
        </table:table-row>
        <table:table-row table:style-name="ro3">
          <table:table-cell/>
          <table:table-cell table:formula="of:=[.C12]*[.E12]"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table:formula="of:=POWER(2; [.C12])" office:value-type="float" office:value="16" calcext:value-type="float">
            <text:p>16</text:p>
          </table:table-cell>
          <table:table-cell table:style-name="ce2" table:formula="of:=30*[.D12]" office:value-type="float" office:value="480" calcext:value-type="float">
            <text:p>480</text:p>
          </table:table-cell>
          <table:table-cell table:formula="of:=[.$P$27]*([.C12]-1)+[.$P$28]+2*([.C12]-1)+[.$P$29]*([.C12]+1)" office:value-type="float" office:value="66" calcext:value-type="float">
            <text:p>66</text:p>
          </table:table-cell>
          <table:table-cell table:formula="of:=21*2^[.C12]+2*[.C12]-26" office:value-type="float" office:value="318" calcext:value-type="float">
            <text:p>318</text:p>
          </table:table-cell>
          <table:table-cell/>
          <table:table-cell table:style-name="ce5" table:formula="of:=[.G12]/[.F12]" office:value-type="float" office:value="4.81818181818182" calcext:value-type="float">
            <text:p>4.8182E+00</text:p>
          </table:table-cell>
          <table:table-cell/>
          <table:table-cell table:formula="of:=[.C12]+2^([.C12]+1)+5" office:value-type="float" office:value="41" calcext:value-type="float">
            <text:p>41</text:p>
          </table:table-cell>
          <table:table-cell table:formula="of:=[.C12]+2^([.C12]+1)+1" office:value-type="float" office:value="37" calcext:value-type="float">
            <text:p>37</text:p>
          </table:table-cell>
          <table:table-cell table:formula="of:=[.K12]*[.G12]" office:value-type="float" office:value="13038" calcext:value-type="float">
            <text:p>13038</text:p>
          </table:table-cell>
          <table:table-cell table:formula="of:=[.L12]*[.F12]" office:value-type="float" office:value="2442" calcext:value-type="float">
            <text:p>2442</text:p>
          </table:table-cell>
          <table:table-cell table:number-columns-repeated="2"/>
          <table:table-cell table:style-name="ce5" table:formula="of:=[.M12]/[.N12]" office:value-type="float" office:value="5.33906633906634" calcext:value-type="float">
            <text:p>5.3391E+00</text:p>
          </table:table-cell>
          <table:table-cell table:formula="of:=[.B12]/[.N12]" office:value-type="float" office:value="0.786240786240786" calcext:value-type="float">
            <text:p>0.786240786240786</text:p>
          </table:table-cell>
          <table:table-cell/>
          <table:table-cell>
            <draw:frame table:end-cell-address="Depth.Y27" table:end-x="60.07pt" table:end-y="11.34pt" draw:z-index="0" draw:name="Diagramm 1" draw:style-name="gr2" svg:width="359.89pt" svg:height="209.2pt" svg:x="30.19pt" svg:y="9.16pt">
              <draw:object draw:notify-on-update-of-ranges="Depth.C8:Depth.C8 Depth.C9:Depth.C45 Depth.Q8:Depth.Q8 Depth.Q9:Depth.Q4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4"/>
        </table:table-row>
        <table:table-row table:style-name="ro3">
          <table:table-cell/>
          <table:table-cell table:formula="of:=[.C13]*[.E13]"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formula="of:=POWER(2; [.C13])" office:value-type="float" office:value="32" calcext:value-type="float">
            <text:p>32</text:p>
          </table:table-cell>
          <table:table-cell table:style-name="ce2" table:formula="of:=30*[.D13]" office:value-type="float" office:value="960" calcext:value-type="float">
            <text:p>960</text:p>
          </table:table-cell>
          <table:table-cell table:formula="of:=[.$P$27]*([.C13]-1)+[.$P$28]+2*([.C13]-1)+[.$P$29]*([.C13]+1)" office:value-type="float" office:value="82" calcext:value-type="float">
            <text:p>82</text:p>
          </table:table-cell>
          <table:table-cell table:formula="of:=21*2^[.C13]+2*[.C13]-26" office:value-type="float" office:value="656" calcext:value-type="float">
            <text:p>656</text:p>
          </table:table-cell>
          <table:table-cell/>
          <table:table-cell table:style-name="ce5" table:formula="of:=[.G13]/[.F13]" office:value-type="float" office:value="8" calcext:value-type="float">
            <text:p>8.0000E+00</text:p>
          </table:table-cell>
          <table:table-cell/>
          <table:table-cell table:formula="of:=[.C13]+2^([.C13]+1)+5" office:value-type="float" office:value="74" calcext:value-type="float">
            <text:p>74</text:p>
          </table:table-cell>
          <table:table-cell table:formula="of:=[.C13]+2^([.C13]+1)+1" office:value-type="float" office:value="70" calcext:value-type="float">
            <text:p>70</text:p>
          </table:table-cell>
          <table:table-cell table:formula="of:=[.K13]*[.G13]" office:value-type="float" office:value="48544" calcext:value-type="float">
            <text:p>48544</text:p>
          </table:table-cell>
          <table:table-cell table:formula="of:=[.L13]*[.F13]" office:value-type="float" office:value="5740" calcext:value-type="float">
            <text:p>5740</text:p>
          </table:table-cell>
          <table:table-cell table:number-columns-repeated="2"/>
          <table:table-cell table:style-name="ce5" table:formula="of:=[.M13]/[.N13]" office:value-type="float" office:value="8.45714285714286" calcext:value-type="float">
            <text:p>8.4571E+00</text:p>
          </table:table-cell>
          <table:table-cell table:formula="of:=[.B13]/[.N13]" office:value-type="float" office:value="0.836236933797909" calcext:value-type="float">
            <text:p>0.836236933797909</text:p>
          </table:table-cell>
          <table:table-cell table:number-columns-repeated="1006"/>
        </table:table-row>
        <table:table-row table:style-name="ro3">
          <table:table-cell/>
          <table:table-cell table:formula="of:=[.C14]*[.E14]" office:value-type="float" office:value="11520" calcext:value-type="float">
            <text:p>11520</text:p>
          </table:table-cell>
          <table:table-cell office:value-type="float" office:value="6" calcext:value-type="float">
            <text:p>6</text:p>
          </table:table-cell>
          <table:table-cell table:formula="of:=POWER(2; [.C14])" office:value-type="float" office:value="64" calcext:value-type="float">
            <text:p>64</text:p>
          </table:table-cell>
          <table:table-cell table:style-name="ce2" table:formula="of:=30*[.D14]" office:value-type="float" office:value="1920" calcext:value-type="float">
            <text:p>1920</text:p>
          </table:table-cell>
          <table:table-cell table:formula="of:=[.$P$27]*([.C14]-1)+[.$P$28]+2*([.C14]-1)+[.$P$29]*([.C14]+1)" office:value-type="float" office:value="98" calcext:value-type="float">
            <text:p>98</text:p>
          </table:table-cell>
          <table:table-cell table:formula="of:=21*2^[.C14]+2*[.C14]-26" office:value-type="float" office:value="1330" calcext:value-type="float">
            <text:p>1330</text:p>
          </table:table-cell>
          <table:table-cell/>
          <table:table-cell table:style-name="ce5" table:formula="of:=[.G14]/[.F14]" office:value-type="float" office:value="13.5714285714286" calcext:value-type="float">
            <text:p>1.3571E+01</text:p>
          </table:table-cell>
          <table:table-cell/>
          <table:table-cell table:formula="of:=[.C14]+2^([.C14]+1)+5" office:value-type="float" office:value="139" calcext:value-type="float">
            <text:p>139</text:p>
          </table:table-cell>
          <table:table-cell table:formula="of:=[.C14]+2^([.C14]+1)+1" office:value-type="float" office:value="135" calcext:value-type="float">
            <text:p>135</text:p>
          </table:table-cell>
          <table:table-cell table:formula="of:=[.K14]*[.G14]" office:value-type="float" office:value="184870" calcext:value-type="float">
            <text:p>184870</text:p>
          </table:table-cell>
          <table:table-cell table:formula="of:=[.L14]*[.F14]" office:value-type="float" office:value="13230" calcext:value-type="float">
            <text:p>13230</text:p>
          </table:table-cell>
          <table:table-cell table:number-columns-repeated="2"/>
          <table:table-cell table:style-name="ce5" table:formula="of:=[.M14]/[.N14]" office:value-type="float" office:value="13.973544973545" calcext:value-type="float">
            <text:p>1.3974E+01</text:p>
          </table:table-cell>
          <table:table-cell table:formula="of:=[.B14]/[.N14]" office:value-type="float" office:value="0.870748299319728" calcext:value-type="float">
            <text:p>0.870748299319728</text:p>
          </table:table-cell>
          <table:table-cell table:number-columns-repeated="1006"/>
        </table:table-row>
        <table:table-row table:style-name="ro3">
          <table:table-cell/>
          <table:table-cell table:formula="of:=[.C15]*[.E15]" office:value-type="float" office:value="26880" calcext:value-type="float">
            <text:p>26880</text:p>
          </table:table-cell>
          <table:table-cell office:value-type="float" office:value="7" calcext:value-type="float">
            <text:p>7</text:p>
          </table:table-cell>
          <table:table-cell table:formula="of:=POWER(2; [.C15])" office:value-type="float" office:value="128" calcext:value-type="float">
            <text:p>128</text:p>
          </table:table-cell>
          <table:table-cell table:style-name="ce2" table:formula="of:=30*[.D15]" office:value-type="float" office:value="3840" calcext:value-type="float">
            <text:p>3840</text:p>
          </table:table-cell>
          <table:table-cell table:formula="of:=[.$P$27]*([.C15]-1)+[.$P$28]+2*([.C15]-1)+[.$P$29]*([.C15]+1)" office:value-type="float" office:value="114" calcext:value-type="float">
            <text:p>114</text:p>
          </table:table-cell>
          <table:table-cell table:formula="of:=21*2^[.C15]+2*[.C15]-26" office:value-type="float" office:value="2676" calcext:value-type="float">
            <text:p>2676</text:p>
          </table:table-cell>
          <table:table-cell/>
          <table:table-cell table:style-name="ce5" table:formula="of:=[.G15]/[.F15]" office:value-type="float" office:value="23.4736842105263" calcext:value-type="float">
            <text:p>2.3474E+01</text:p>
          </table:table-cell>
          <table:table-cell/>
          <table:table-cell table:formula="of:=[.C15]+2^([.C15]+1)+5" office:value-type="float" office:value="268" calcext:value-type="float">
            <text:p>268</text:p>
          </table:table-cell>
          <table:table-cell table:formula="of:=[.C15]+2^([.C15]+1)+1" office:value-type="float" office:value="264" calcext:value-type="float">
            <text:p>264</text:p>
          </table:table-cell>
          <table:table-cell table:formula="of:=[.K15]*[.G15]" office:value-type="float" office:value="717168" calcext:value-type="float">
            <text:p>717168</text:p>
          </table:table-cell>
          <table:table-cell table:formula="of:=[.L15]*[.F15]" office:value-type="float" office:value="30096" calcext:value-type="float">
            <text:p>30096</text:p>
          </table:table-cell>
          <table:table-cell table:number-columns-repeated="2"/>
          <table:table-cell table:style-name="ce5" table:formula="of:=[.M15]/[.N15]" office:value-type="float" office:value="23.829346092504" calcext:value-type="float">
            <text:p>2.3829E+01</text:p>
          </table:table-cell>
          <table:table-cell table:formula="of:=[.B15]/[.N15]" office:value-type="float" office:value="0.893141945773525" calcext:value-type="float">
            <text:p>0.893141945773525</text:p>
          </table:table-cell>
          <table:table-cell table:number-columns-repeated="1006"/>
        </table:table-row>
        <table:table-row table:style-name="ro3">
          <table:table-cell/>
          <table:table-cell table:formula="of:=[.C16]*[.E16]" office:value-type="float" office:value="61440" calcext:value-type="float">
            <text:p>61440</text:p>
          </table:table-cell>
          <table:table-cell office:value-type="float" office:value="8" calcext:value-type="float">
            <text:p>8</text:p>
          </table:table-cell>
          <table:table-cell table:formula="of:=POWER(2; [.C16])" office:value-type="float" office:value="256" calcext:value-type="float">
            <text:p>256</text:p>
          </table:table-cell>
          <table:table-cell table:style-name="ce2" table:formula="of:=30*[.D16]" office:value-type="float" office:value="7680" calcext:value-type="float">
            <text:p>7680</text:p>
          </table:table-cell>
          <table:table-cell table:formula="of:=[.$P$27]*([.C16]-1)+[.$P$28]+2*([.C16]-1)+[.$P$29]*([.C16]+1)" office:value-type="float" office:value="130" calcext:value-type="float">
            <text:p>130</text:p>
          </table:table-cell>
          <table:table-cell table:formula="of:=21*2^[.C16]+2*[.C16]-26" office:value-type="float" office:value="5366" calcext:value-type="float">
            <text:p>5366</text:p>
          </table:table-cell>
          <table:table-cell/>
          <table:table-cell table:style-name="ce5" table:formula="of:=[.G16]/[.F16]" office:value-type="float" office:value="41.2769230769231" calcext:value-type="float">
            <text:p>4.1277E+01</text:p>
          </table:table-cell>
          <table:table-cell/>
          <table:table-cell table:formula="of:=[.C16]+2^([.C16]+1)+5" office:value-type="float" office:value="525" calcext:value-type="float">
            <text:p>525</text:p>
          </table:table-cell>
          <table:table-cell table:formula="of:=[.C16]+2^([.C16]+1)+1" office:value-type="float" office:value="521" calcext:value-type="float">
            <text:p>521</text:p>
          </table:table-cell>
          <table:table-cell table:formula="of:=[.K16]*[.G16]" office:value-type="float" office:value="2817150" calcext:value-type="float">
            <text:p>2817150</text:p>
          </table:table-cell>
          <table:table-cell table:formula="of:=[.L16]*[.F16]" office:value-type="float" office:value="67730" calcext:value-type="float">
            <text:p>67730</text:p>
          </table:table-cell>
          <table:table-cell table:number-columns-repeated="2"/>
          <table:table-cell table:style-name="ce5" table:formula="of:=[.M16]/[.N16]" office:value-type="float" office:value="41.5938284364388" calcext:value-type="float">
            <text:p>4.1594E+01</text:p>
          </table:table-cell>
          <table:table-cell table:formula="of:=[.B16]/[.N16]" office:value-type="float" office:value="0.907131256459472" calcext:value-type="float">
            <text:p>0.907131256459472</text:p>
          </table:table-cell>
          <table:table-cell table:number-columns-repeated="1006"/>
        </table:table-row>
        <table:table-row table:style-name="ro3">
          <table:table-cell/>
          <table:table-cell table:formula="of:=[.C17]*[.E17]" office:value-type="float" office:value="138240" calcext:value-type="float">
            <text:p>138240</text:p>
          </table:table-cell>
          <table:table-cell office:value-type="float" office:value="9" calcext:value-type="float">
            <text:p>9</text:p>
          </table:table-cell>
          <table:table-cell table:formula="of:=POWER(2; [.C17])" office:value-type="float" office:value="512" calcext:value-type="float">
            <text:p>512</text:p>
          </table:table-cell>
          <table:table-cell table:style-name="ce2" table:formula="of:=30*[.D17]" office:value-type="float" office:value="15360" calcext:value-type="float">
            <text:p>15360</text:p>
          </table:table-cell>
          <table:table-cell table:formula="of:=[.$P$27]*([.C17]-1)+[.$P$28]+2*([.C17]-1)+[.$P$29]*([.C17]+1)" office:value-type="float" office:value="146" calcext:value-type="float">
            <text:p>146</text:p>
          </table:table-cell>
          <table:table-cell table:formula="of:=21*2^[.C17]+2*[.C17]-26" office:value-type="float" office:value="10744" calcext:value-type="float">
            <text:p>10744</text:p>
          </table:table-cell>
          <table:table-cell/>
          <table:table-cell table:style-name="ce5" table:formula="of:=[.G17]/[.F17]" office:value-type="float" office:value="73.5890410958904" calcext:value-type="float">
            <text:p>7.3589E+01</text:p>
          </table:table-cell>
          <table:table-cell/>
          <table:table-cell table:formula="of:=[.C17]+2^([.C17]+1)+5" office:value-type="float" office:value="1038" calcext:value-type="float">
            <text:p>1038</text:p>
          </table:table-cell>
          <table:table-cell table:formula="of:=[.C17]+2^([.C17]+1)+1" office:value-type="float" office:value="1034" calcext:value-type="float">
            <text:p>1034</text:p>
          </table:table-cell>
          <table:table-cell table:formula="of:=[.K17]*[.G17]" office:value-type="float" office:value="11152272" calcext:value-type="float">
            <text:p>11152272</text:p>
          </table:table-cell>
          <table:table-cell table:formula="of:=[.L17]*[.F17]" office:value-type="float" office:value="150964" calcext:value-type="float">
            <text:p>150964</text:p>
          </table:table-cell>
          <table:table-cell table:number-columns-repeated="2"/>
          <table:table-cell table:style-name="ce5" table:formula="of:=[.M17]/[.N17]" office:value-type="float" office:value="73.8737182374606" calcext:value-type="float">
            <text:p>7.3874E+01</text:p>
          </table:table-cell>
          <table:table-cell table:formula="of:=[.B17]/[.N17]" office:value-type="float" office:value="0.915715004901831" calcext:value-type="float">
            <text:p>0.915715004901831</text:p>
          </table:table-cell>
          <table:table-cell table:number-columns-repeated="1006"/>
        </table:table-row>
        <table:table-row table:style-name="ro3">
          <table:table-cell/>
          <table:table-cell table:formula="of:=[.C18]*[.E18]" office:value-type="float" office:value="307200" calcext:value-type="float">
            <text:p>307200</text:p>
          </table:table-cell>
          <table:table-cell office:value-type="float" office:value="10" calcext:value-type="float">
            <text:p>10</text:p>
          </table:table-cell>
          <table:table-cell table:formula="of:=POWER(2; [.C18])" office:value-type="float" office:value="1024" calcext:value-type="float">
            <text:p>1024</text:p>
          </table:table-cell>
          <table:table-cell table:style-name="ce2" table:formula="of:=30*[.D18]" office:value-type="float" office:value="30720" calcext:value-type="float">
            <text:p>30720</text:p>
          </table:table-cell>
          <table:table-cell table:formula="of:=[.$P$27]*([.C18]-1)+[.$P$28]+2*([.C18]-1)+[.$P$29]*([.C18]+1)" office:value-type="float" office:value="162" calcext:value-type="float">
            <text:p>162</text:p>
          </table:table-cell>
          <table:table-cell table:formula="of:=21*2^[.C18]+2*[.C18]-26" office:value-type="float" office:value="21498" calcext:value-type="float">
            <text:p>21498</text:p>
          </table:table-cell>
          <table:table-cell/>
          <table:table-cell table:style-name="ce5" table:formula="of:=[.G18]/[.F18]" office:value-type="float" office:value="132.703703703704" calcext:value-type="float">
            <text:p>1.3270E+02</text:p>
          </table:table-cell>
          <table:table-cell/>
          <table:table-cell table:formula="of:=[.C18]+2^([.C18]+1)+5" office:value-type="float" office:value="2063" calcext:value-type="float">
            <text:p>2063</text:p>
          </table:table-cell>
          <table:table-cell table:formula="of:=[.C18]+2^([.C18]+1)+1" office:value-type="float" office:value="2059" calcext:value-type="float">
            <text:p>2059</text:p>
          </table:table-cell>
          <table:table-cell table:formula="of:=[.K18]*[.G18]" office:value-type="float" office:value="44350374" calcext:value-type="float">
            <text:p>44350374</text:p>
          </table:table-cell>
          <table:table-cell table:formula="of:=[.L18]*[.F18]" office:value-type="float" office:value="333558" calcext:value-type="float">
            <text:p>333558</text:p>
          </table:table-cell>
          <table:table-cell table:number-columns-repeated="2"/>
          <table:table-cell table:style-name="ce5" table:formula="of:=[.M18]/[.N18]" office:value-type="float" office:value="132.961505944993" calcext:value-type="float">
            <text:p>1.3296E+02</text:p>
          </table:table-cell>
          <table:table-cell table:formula="of:=[.B18]/[.N18]" office:value-type="float" office:value="0.920979259978774" calcext:value-type="float">
            <text:p>0.920979259978774</text:p>
          </table:table-cell>
          <table:table-cell table:number-columns-repeated="1006"/>
        </table:table-row>
        <table:table-row table:style-name="ro3">
          <table:table-cell/>
          <table:table-cell table:formula="of:=[.C19]*[.E19]" office:value-type="float" office:value="675840" calcext:value-type="float">
            <text:p>675840</text:p>
          </table:table-cell>
          <table:table-cell office:value-type="float" office:value="11" calcext:value-type="float">
            <text:p>11</text:p>
          </table:table-cell>
          <table:table-cell table:formula="of:=POWER(2; [.C19])" office:value-type="float" office:value="2048" calcext:value-type="float">
            <text:p>2048</text:p>
          </table:table-cell>
          <table:table-cell table:style-name="ce2" table:formula="of:=30*[.D19]" office:value-type="float" office:value="61440" calcext:value-type="float">
            <text:p>61440</text:p>
          </table:table-cell>
          <table:table-cell table:formula="of:=[.$P$27]*([.C19]-1)+[.$P$28]+2*([.C19]-1)+[.$P$29]*([.C19]+1)" office:value-type="float" office:value="178" calcext:value-type="float">
            <text:p>178</text:p>
          </table:table-cell>
          <table:table-cell table:formula="of:=21*2^[.C19]+2*[.C19]-26" office:value-type="float" office:value="43004" calcext:value-type="float">
            <text:p>43004</text:p>
          </table:table-cell>
          <table:table-cell/>
          <table:table-cell table:style-name="ce5" table:formula="of:=[.G19]/[.F19]" office:value-type="float" office:value="241.595505617978" calcext:value-type="float">
            <text:p>2.4160E+02</text:p>
          </table:table-cell>
          <table:table-cell/>
          <table:table-cell table:formula="of:=[.C19]+2^([.C19]+1)+5" office:value-type="float" office:value="4112" calcext:value-type="float">
            <text:p>4112</text:p>
          </table:table-cell>
          <table:table-cell table:formula="of:=[.C19]+2^([.C19]+1)+1" office:value-type="float" office:value="4108" calcext:value-type="float">
            <text:p>4108</text:p>
          </table:table-cell>
          <table:table-cell table:formula="of:=[.K19]*[.G19]" office:value-type="float" office:value="176832448" calcext:value-type="float">
            <text:p>176832448</text:p>
          </table:table-cell>
          <table:table-cell table:formula="of:=[.L19]*[.F19]" office:value-type="float" office:value="731224" calcext:value-type="float">
            <text:p>731224</text:p>
          </table:table-cell>
          <table:table-cell table:number-columns-repeated="2"/>
          <table:table-cell table:style-name="ce5" table:formula="of:=[.M19]/[.N19]" office:value-type="float" office:value="241.830749537761" calcext:value-type="float">
            <text:p>2.4183E+02</text:p>
          </table:table-cell>
          <table:table-cell table:formula="of:=[.B19]/[.N19]" office:value-type="float" office:value="0.924258503550212" calcext:value-type="float">
            <text:p>0.924258503550212</text:p>
          </table:table-cell>
          <table:table-cell table:number-columns-repeated="1006"/>
        </table:table-row>
        <table:table-row table:style-name="ro3">
          <table:table-cell/>
          <table:table-cell table:formula="of:=[.C20]*[.E20]" office:value-type="float" office:value="1474560" calcext:value-type="float">
            <text:p>1474560</text:p>
          </table:table-cell>
          <table:table-cell office:value-type="float" office:value="12" calcext:value-type="float">
            <text:p>12</text:p>
          </table:table-cell>
          <table:table-cell table:formula="of:=POWER(2; [.C20])" office:value-type="float" office:value="4096" calcext:value-type="float">
            <text:p>4096</text:p>
          </table:table-cell>
          <table:table-cell table:style-name="ce2" table:formula="of:=30*[.D20]" office:value-type="float" office:value="122880" calcext:value-type="float">
            <text:p>122880</text:p>
          </table:table-cell>
          <table:table-cell table:formula="of:=[.$P$27]*([.C20]-1)+[.$P$28]+2*([.C20]-1)+[.$P$29]*([.C20]+1)" office:value-type="float" office:value="194" calcext:value-type="float">
            <text:p>194</text:p>
          </table:table-cell>
          <table:table-cell table:formula="of:=21*2^[.C20]+2*[.C20]-26" office:value-type="float" office:value="86014" calcext:value-type="float">
            <text:p>86014</text:p>
          </table:table-cell>
          <table:table-cell/>
          <table:table-cell table:style-name="ce5" table:formula="of:=[.G20]/[.F20]" office:value-type="float" office:value="443.371134020619" calcext:value-type="float">
            <text:p>4.4337E+02</text:p>
          </table:table-cell>
          <table:table-cell/>
          <table:table-cell table:formula="of:=[.C20]+2^([.C20]+1)+5" office:value-type="float" office:value="8209" calcext:value-type="float">
            <text:p>8209</text:p>
          </table:table-cell>
          <table:table-cell table:formula="of:=[.C20]+2^([.C20]+1)+1" office:value-type="float" office:value="8205" calcext:value-type="float">
            <text:p>8205</text:p>
          </table:table-cell>
          <table:table-cell table:formula="of:=[.K20]*[.G20]" office:value-type="float" office:value="706088926" calcext:value-type="float">
            <text:p>706088926</text:p>
          </table:table-cell>
          <table:table-cell table:formula="of:=[.L20]*[.F20]" office:value-type="float" office:value="1591770" calcext:value-type="float">
            <text:p>1591770</text:p>
          </table:table-cell>
          <table:table-cell table:number-columns-repeated="2"/>
          <table:table-cell table:style-name="ce5" table:formula="of:=[.M20]/[.N20]" office:value-type="float" office:value="443.587280825747" calcext:value-type="float">
            <text:p>4.4359E+02</text:p>
          </table:table-cell>
          <table:table-cell table:formula="of:=[.B20]/[.N20]" office:value-type="float" office:value="0.926364989916885" calcext:value-type="float">
            <text:p>0.926364989916885</text:p>
          </table:table-cell>
          <table:table-cell table:number-columns-repeated="1006"/>
        </table:table-row>
        <table:table-row table:style-name="ro3">
          <table:table-cell/>
          <table:table-cell table:formula="of:=[.C21]*[.E21]" office:value-type="float" office:value="3194880" calcext:value-type="float">
            <text:p>3194880</text:p>
          </table:table-cell>
          <table:table-cell office:value-type="float" office:value="13" calcext:value-type="float">
            <text:p>13</text:p>
          </table:table-cell>
          <table:table-cell table:formula="of:=POWER(2; [.C21])" office:value-type="float" office:value="8192" calcext:value-type="float">
            <text:p>8192</text:p>
          </table:table-cell>
          <table:table-cell table:style-name="ce2" table:formula="of:=30*[.D21]" office:value-type="float" office:value="245760" calcext:value-type="float">
            <text:p>245760</text:p>
          </table:table-cell>
          <table:table-cell table:formula="of:=[.$P$27]*([.C21]-1)+[.$P$28]+2*([.C21]-1)+[.$P$29]*([.C21]+1)" office:value-type="float" office:value="210" calcext:value-type="float">
            <text:p>210</text:p>
          </table:table-cell>
          <table:table-cell table:formula="of:=21*2^[.C21]+2*[.C21]-26" office:value-type="float" office:value="172032" calcext:value-type="float">
            <text:p>172032</text:p>
          </table:table-cell>
          <table:table-cell/>
          <table:table-cell table:style-name="ce5" table:formula="of:=[.G21]/[.F21]" office:value-type="float" office:value="819.2" calcext:value-type="float">
            <text:p>8.1920E+02</text:p>
          </table:table-cell>
          <table:table-cell/>
          <table:table-cell table:formula="of:=[.C21]+2^([.C21]+1)+5" office:value-type="float" office:value="16402" calcext:value-type="float">
            <text:p>16402</text:p>
          </table:table-cell>
          <table:table-cell table:formula="of:=[.C21]+2^([.C21]+1)+1" office:value-type="float" office:value="16398" calcext:value-type="float">
            <text:p>16398</text:p>
          </table:table-cell>
          <table:table-cell table:formula="of:=[.K21]*[.G21]" office:value-type="float" office:value="2821668864" calcext:value-type="float">
            <text:p>2821668864</text:p>
          </table:table-cell>
          <table:table-cell table:formula="of:=[.L21]*[.F21]" office:value-type="float" office:value="3443580" calcext:value-type="float">
            <text:p>3443580</text:p>
          </table:table-cell>
          <table:table-cell table:number-columns-repeated="2"/>
          <table:table-cell table:style-name="ce5" table:formula="of:=[.M21]/[.N21]" office:value-type="float" office:value="819.399829247469" calcext:value-type="float">
            <text:p>8.1940E+02</text:p>
          </table:table-cell>
          <table:table-cell table:formula="of:=[.B21]/[.N21]" office:value-type="float" office:value="0.927778648964159" calcext:value-type="float">
            <text:p>0.927778648964159</text:p>
          </table:table-cell>
          <table:table-cell table:number-columns-repeated="1006"/>
        </table:table-row>
        <table:table-row table:style-name="ro3">
          <table:table-cell/>
          <table:table-cell table:formula="of:=[.C22]*[.E22]" office:value-type="float" office:value="6881280" calcext:value-type="float">
            <text:p>6881280</text:p>
          </table:table-cell>
          <table:table-cell office:value-type="float" office:value="14" calcext:value-type="float">
            <text:p>14</text:p>
          </table:table-cell>
          <table:table-cell table:formula="of:=POWER(2; [.C22])" office:value-type="float" office:value="16384" calcext:value-type="float">
            <text:p>16384</text:p>
          </table:table-cell>
          <table:table-cell table:style-name="ce2" table:formula="of:=30*[.D22]" office:value-type="float" office:value="491520" calcext:value-type="float">
            <text:p>491520</text:p>
          </table:table-cell>
          <table:table-cell table:formula="of:=[.$P$27]*([.C22]-1)+[.$P$28]+2*([.C22]-1)+[.$P$29]*([.C22]+1)" office:value-type="float" office:value="226" calcext:value-type="float">
            <text:p>226</text:p>
          </table:table-cell>
          <table:table-cell table:formula="of:=21*2^[.C22]+2*[.C22]-26" office:value-type="float" office:value="344066" calcext:value-type="float">
            <text:p>344066</text:p>
          </table:table-cell>
          <table:table-cell/>
          <table:table-cell table:style-name="ce5" table:formula="of:=[.G22]/[.F22]" office:value-type="float" office:value="1522.41592920354" calcext:value-type="float">
            <text:p>1.5224E+03</text:p>
          </table:table-cell>
          <table:table-cell/>
          <table:table-cell table:formula="of:=[.C22]+2^([.C22]+1)+5" office:value-type="float" office:value="32787" calcext:value-type="float">
            <text:p>32787</text:p>
          </table:table-cell>
          <table:table-cell table:formula="of:=[.C22]+2^([.C22]+1)+1" office:value-type="float" office:value="32783" calcext:value-type="float">
            <text:p>32783</text:p>
          </table:table-cell>
          <table:table-cell table:formula="of:=[.K22]*[.G22]" office:value-type="float" office:value="11280891942" calcext:value-type="float">
            <text:p>11280891942</text:p>
          </table:table-cell>
          <table:table-cell table:formula="of:=[.L22]*[.F22]" office:value-type="float" office:value="7408958" calcext:value-type="float">
            <text:p>7408958</text:p>
          </table:table-cell>
          <table:table-cell table:number-columns-repeated="2"/>
          <table:table-cell table:style-name="ce5" table:formula="of:=[.M22]/[.N22]" office:value-type="float" office:value="1522.60168595908" calcext:value-type="float">
            <text:p>1.5226E+03</text:p>
          </table:table-cell>
          <table:table-cell table:formula="of:=[.B22]/[.N22]" office:value-type="float" office:value="0.928778378821961" calcext:value-type="float">
            <text:p>0.928778378821961</text:p>
          </table:table-cell>
          <table:table-cell table:number-columns-repeated="1006"/>
        </table:table-row>
        <table:table-row table:style-name="ro3">
          <table:table-cell/>
          <table:table-cell table:formula="of:=[.C23]*[.E23]" office:value-type="float" office:value="14745600" calcext:value-type="float">
            <text:p>14745600</text:p>
          </table:table-cell>
          <table:table-cell office:value-type="float" office:value="15" calcext:value-type="float">
            <text:p>15</text:p>
          </table:table-cell>
          <table:table-cell table:formula="of:=POWER(2; [.C23])" office:value-type="float" office:value="32768" calcext:value-type="float">
            <text:p>32768</text:p>
          </table:table-cell>
          <table:table-cell table:style-name="ce2" table:formula="of:=30*[.D23]" office:value-type="float" office:value="983040" calcext:value-type="float">
            <text:p>983040</text:p>
          </table:table-cell>
          <table:table-cell table:formula="of:=[.$P$27]*([.C23]-1)+[.$P$28]+2*([.C23]-1)+[.$P$29]*([.C23]+1)" office:value-type="float" office:value="242" calcext:value-type="float">
            <text:p>242</text:p>
          </table:table-cell>
          <table:table-cell table:formula="of:=21*2^[.C23]+2*[.C23]-26" office:value-type="float" office:value="688132" calcext:value-type="float">
            <text:p>688132</text:p>
          </table:table-cell>
          <table:table-cell/>
          <table:table-cell table:style-name="ce5" table:formula="of:=[.G23]/[.F23]" office:value-type="float" office:value="2843.52066115702" calcext:value-type="float">
            <text:p>2.8435E+03</text:p>
          </table:table-cell>
          <table:table-cell/>
          <table:table-cell table:formula="of:=[.C23]+2^([.C23]+1)+5" office:value-type="float" office:value="65556" calcext:value-type="float">
            <text:p>65556</text:p>
          </table:table-cell>
          <table:table-cell table:formula="of:=[.C23]+2^([.C23]+1)+1" office:value-type="float" office:value="65552" calcext:value-type="float">
            <text:p>65552</text:p>
          </table:table-cell>
          <table:table-cell table:formula="of:=[.K23]*[.G23]" office:value-type="float" office:value="45111181392" calcext:value-type="float">
            <text:p>45111181392</text:p>
          </table:table-cell>
          <table:table-cell table:formula="of:=[.L23]*[.F23]" office:value-type="float" office:value="15863584" calcext:value-type="float">
            <text:p>15863584</text:p>
          </table:table-cell>
          <table:table-cell table:number-columns-repeated="2"/>
          <table:table-cell table:style-name="ce5" table:formula="of:=[.M23]/[.N23]" office:value-type="float" office:value="2843.69417352346" calcext:value-type="float">
            <text:p>2.8437E+03</text:p>
          </table:table-cell>
          <table:table-cell table:formula="of:=[.B23]/[.N23]" office:value-type="float" office:value="0.929525131269201" calcext:value-type="float">
            <text:p>0.929525131269201</text:p>
          </table:table-cell>
          <table:table-cell table:number-columns-repeated="1006"/>
        </table:table-row>
        <table:table-row table:style-name="ro3">
          <table:table-cell/>
          <table:table-cell table:formula="of:=[.C24]*[.E24]" office:value-type="float" office:value="31457280" calcext:value-type="float">
            <text:p>31457280</text:p>
          </table:table-cell>
          <table:table-cell office:value-type="float" office:value="16" calcext:value-type="float">
            <text:p>16</text:p>
          </table:table-cell>
          <table:table-cell table:formula="of:=POWER(2; [.C24])" office:value-type="float" office:value="65536" calcext:value-type="float">
            <text:p>65536</text:p>
          </table:table-cell>
          <table:table-cell table:style-name="ce2" table:formula="of:=30*[.D24]" office:value-type="float" office:value="1966080" calcext:value-type="float">
            <text:p>1966080</text:p>
          </table:table-cell>
          <table:table-cell table:formula="of:=[.$P$27]*([.C24]-1)+[.$P$28]+2*([.C24]-1)+[.$P$29]*([.C24]+1)" office:value-type="float" office:value="258" calcext:value-type="float">
            <text:p>258</text:p>
          </table:table-cell>
          <table:table-cell table:formula="of:=21*2^[.C24]+2*[.C24]-26" office:value-type="float" office:value="1376262" calcext:value-type="float">
            <text:p>1376262</text:p>
          </table:table-cell>
          <table:table-cell/>
          <table:table-cell table:style-name="ce5" table:formula="of:=[.G24]/[.F24]" office:value-type="float" office:value="5334.3488372093" calcext:value-type="float">
            <text:p>5.3343E+03</text:p>
          </table:table-cell>
          <table:table-cell/>
          <table:table-cell table:formula="of:=[.C24]+2^([.C24]+1)+5" office:value-type="float" office:value="131093" calcext:value-type="float">
            <text:p>131093</text:p>
          </table:table-cell>
          <table:table-cell table:formula="of:=[.C24]+2^([.C24]+1)+1" office:value-type="float" office:value="131089" calcext:value-type="float">
            <text:p>131089</text:p>
          </table:table-cell>
          <table:table-cell table:formula="of:=[.K24]*[.G24]" office:value-type="float" office:value="180418314366" calcext:value-type="float">
            <text:p>180418314366</text:p>
          </table:table-cell>
          <table:table-cell table:formula="of:=[.L24]*[.F24]" office:value-type="float" office:value="33820962" calcext:value-type="float">
            <text:p>33820962</text:p>
          </table:table-cell>
          <table:table-cell table:number-columns-repeated="2"/>
          <table:table-cell table:style-name="ce5" table:formula="of:=[.M24]/[.N24]" office:value-type="float" office:value="5334.51160750543" calcext:value-type="float">
            <text:p>5.3345E+03</text:p>
          </table:table-cell>
          <table:table-cell table:formula="of:=[.B24]/[.N24]" office:value-type="float" office:value="0.930111922895629" calcext:value-type="float">
            <text:p>0.930111922895629</text:p>
          </table:table-cell>
          <table:table-cell table:number-columns-repeated="1006"/>
        </table:table-row>
        <table:table-row table:style-name="ro3">
          <table:table-cell/>
          <table:table-cell table:formula="of:=[.C25]*[.E25]" office:value-type="float" office:value="66846720" calcext:value-type="float">
            <text:p>66846720</text:p>
          </table:table-cell>
          <table:table-cell office:value-type="float" office:value="17" calcext:value-type="float">
            <text:p>17</text:p>
          </table:table-cell>
          <table:table-cell table:formula="of:=POWER(2; [.C25])" office:value-type="float" office:value="131072" calcext:value-type="float">
            <text:p>131072</text:p>
          </table:table-cell>
          <table:table-cell table:style-name="ce2" table:formula="of:=30*[.D25]" office:value-type="float" office:value="3932160" calcext:value-type="float">
            <text:p>3932160</text:p>
          </table:table-cell>
          <table:table-cell table:formula="of:=[.$P$27]*([.C25]-1)+[.$P$28]+2*([.C25]-1)+[.$P$29]*([.C25]+1)" office:value-type="float" office:value="274" calcext:value-type="float">
            <text:p>274</text:p>
          </table:table-cell>
          <table:table-cell table:formula="of:=21*2^[.C25]+2*[.C25]-26" office:value-type="float" office:value="2752520" calcext:value-type="float">
            <text:p>2752520</text:p>
          </table:table-cell>
          <table:table-cell/>
          <table:table-cell table:style-name="ce5" table:formula="of:=[.G25]/[.F25]" office:value-type="float" office:value="10045.6934306569" calcext:value-type="float">
            <text:p>1.0046E+04</text:p>
          </table:table-cell>
          <table:table-cell/>
          <table:table-cell table:formula="of:=[.C25]+2^([.C25]+1)+5" office:value-type="float" office:value="262166" calcext:value-type="float">
            <text:p>262166</text:p>
          </table:table-cell>
          <table:table-cell table:formula="of:=[.C25]+2^([.C25]+1)+1" office:value-type="float" office:value="262162" calcext:value-type="float">
            <text:p>262162</text:p>
          </table:table-cell>
          <table:table-cell table:formula="of:=[.K25]*[.G25]" office:value-type="float" office:value="721617158320" calcext:value-type="float">
            <text:p>721617158320</text:p>
          </table:table-cell>
          <table:table-cell table:formula="of:=[.L25]*[.F25]" office:value-type="float" office:value="71832388" calcext:value-type="float">
            <text:p>71832388</text:p>
          </table:table-cell>
          <table:table-cell table:number-columns-repeated="2"/>
          <table:table-cell table:style-name="ce5" table:formula="of:=[.M25]/[.N25]" office:value-type="float" office:value="10045.8467052494" calcext:value-type="float">
            <text:p>1.0046E+04</text:p>
          </table:table-cell>
          <table:table-cell table:formula="of:=[.B25]/[.N25]" office:value-type="float" office:value="0.930593035553823" calcext:value-type="float">
            <text:p>0.930593035553823</text:p>
          </table:table-cell>
          <table:table-cell table:number-columns-repeated="1006"/>
        </table:table-row>
        <table:table-row table:style-name="ro3">
          <table:table-cell/>
          <table:table-cell table:formula="of:=[.C26]*[.E26]" office:value-type="float" office:value="141557760" calcext:value-type="float">
            <text:p>141557760</text:p>
          </table:table-cell>
          <table:table-cell office:value-type="float" office:value="18" calcext:value-type="float">
            <text:p>18</text:p>
          </table:table-cell>
          <table:table-cell table:formula="of:=POWER(2; [.C26])" office:value-type="float" office:value="262144" calcext:value-type="float">
            <text:p>262144</text:p>
          </table:table-cell>
          <table:table-cell table:style-name="ce2" table:formula="of:=30*[.D26]" office:value-type="float" office:value="7864320" calcext:value-type="float">
            <text:p>7864320</text:p>
          </table:table-cell>
          <table:table-cell table:formula="of:=[.$P$27]*([.C26]-1)+[.$P$28]+2*([.C26]-1)+[.$P$29]*([.C26]+1)" office:value-type="float" office:value="290" calcext:value-type="float">
            <text:p>290</text:p>
          </table:table-cell>
          <table:table-cell table:formula="of:=21*2^[.C26]+2*[.C26]-26" office:value-type="float" office:value="5505034" calcext:value-type="float">
            <text:p>5505034</text:p>
          </table:table-cell>
          <table:table-cell/>
          <table:table-cell table:style-name="ce5" table:formula="of:=[.G26]/[.F26]" office:value-type="float" office:value="18982.875862069" calcext:value-type="float">
            <text:p>1.8983E+04</text:p>
          </table:table-cell>
          <table:table-cell/>
          <table:table-cell table:formula="of:=[.C26]+2^([.C26]+1)+5" office:value-type="float" office:value="524311" calcext:value-type="float">
            <text:p>524311</text:p>
          </table:table-cell>
          <table:table-cell table:formula="of:=[.C26]+2^([.C26]+1)+1" office:value-type="float" office:value="524307" calcext:value-type="float">
            <text:p>524307</text:p>
          </table:table-cell>
          <table:table-cell table:formula="of:=[.K26]*[.G26]" office:value-type="float" office:value="2886349881574" calcext:value-type="float">
            <text:p>2886349881574</text:p>
          </table:table-cell>
          <table:table-cell table:formula="of:=[.L26]*[.F26]" office:value-type="float" office:value="152049030" calcext:value-type="float">
            <text:p>152049030</text:p>
          </table:table-cell>
          <table:table-cell table:style-name="ce10"/>
          <table:table-cell table:style-name="ce10" office:value-type="string" calcext:value-type="string">
            <text:p>Depth</text:p>
          </table:table-cell>
          <table:table-cell table:style-name="ce5" table:formula="of:=[.M26]/[.N26]" office:value-type="float" office:value="18983.0206846699" calcext:value-type="float">
            <text:p>1.8983E+04</text:p>
          </table:table-cell>
          <table:table-cell table:formula="of:=[.B26]/[.N26]" office:value-type="float" office:value="0.931000743641706" calcext:value-type="float">
            <text:p>0.931000743641706</text:p>
          </table:table-cell>
          <table:table-cell table:number-columns-repeated="1006"/>
        </table:table-row>
        <table:table-row table:style-name="ro3">
          <table:table-cell/>
          <table:table-cell table:formula="of:=[.C27]*[.E27]" office:value-type="float" office:value="298844160" calcext:value-type="float">
            <text:p>298844160</text:p>
          </table:table-cell>
          <table:table-cell office:value-type="float" office:value="19" calcext:value-type="float">
            <text:p>19</text:p>
          </table:table-cell>
          <table:table-cell table:formula="of:=POWER(2; [.C27])" office:value-type="float" office:value="524288" calcext:value-type="float">
            <text:p>524288</text:p>
          </table:table-cell>
          <table:table-cell table:style-name="ce2" table:formula="of:=30*[.D27]" office:value-type="float" office:value="15728640" calcext:value-type="float">
            <text:p>15728640</text:p>
          </table:table-cell>
          <table:table-cell table:formula="of:=[.$P$27]*([.C27]-1)+[.$P$28]+2*([.C27]-1)+[.$P$29]*([.C27]+1)" office:value-type="float" office:value="306" calcext:value-type="float">
            <text:p>306</text:p>
          </table:table-cell>
          <table:table-cell table:formula="of:=21*2^[.C27]+2*[.C27]-26" office:value-type="float" office:value="11010060" calcext:value-type="float">
            <text:p>11010060</text:p>
          </table:table-cell>
          <table:table-cell/>
          <table:table-cell table:style-name="ce5" table:formula="of:=[.G27]/[.F27]" office:value-type="float" office:value="35980.5882352941" calcext:value-type="float">
            <text:p>3.5981E+04</text:p>
          </table:table-cell>
          <table:table-cell/>
          <table:table-cell table:formula="of:=[.C27]+2^([.C27]+1)+5" office:value-type="float" office:value="1048600" calcext:value-type="float">
            <text:p>1048600</text:p>
          </table:table-cell>
          <table:table-cell table:formula="of:=[.C27]+2^([.C27]+1)+1" office:value-type="float" office:value="1048596" calcext:value-type="float">
            <text:p>1048596</text:p>
          </table:table-cell>
          <table:table-cell table:formula="of:=[.K27]*[.G27]" office:value-type="float" office:value="11545148916000" calcext:value-type="float">
            <text:p>11545148916000</text:p>
          </table:table-cell>
          <table:table-cell table:formula="of:=[.L27]*[.F27]" office:value-type="float" office:value="320870376" calcext:value-type="float">
            <text:p>320870376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11" calcext:value-type="float">
            <text:p>11</text:p>
          </table:table-cell>
          <table:table-cell table:style-name="ce5" table:formula="of:=[.M27]/[.N27]" office:value-type="float" office:value="35980.7254877278" calcext:value-type="float">
            <text:p>3.5981E+04</text:p>
          </table:table-cell>
          <table:table-cell table:formula="of:=[.B27]/[.N27]" office:value-type="float" office:value="0.931354784836853" calcext:value-type="float">
            <text:p>0.931354784836853</text:p>
          </table:table-cell>
          <table:table-cell table:number-columns-repeated="1006"/>
        </table:table-row>
        <table:table-row table:style-name="ro3">
          <table:table-cell/>
          <table:table-cell table:formula="of:=[.C28]*[.E28]" office:value-type="float" office:value="629145600" calcext:value-type="float">
            <text:p>629145600</text:p>
          </table:table-cell>
          <table:table-cell office:value-type="float" office:value="20" calcext:value-type="float">
            <text:p>20</text:p>
          </table:table-cell>
          <table:table-cell table:formula="of:=POWER(2; [.C28])" office:value-type="float" office:value="1048576" calcext:value-type="float">
            <text:p>1048576</text:p>
          </table:table-cell>
          <table:table-cell table:style-name="ce2" table:formula="of:=30*[.D28]" office:value-type="float" office:value="31457280" calcext:value-type="float">
            <text:p>31457280</text:p>
          </table:table-cell>
          <table:table-cell table:formula="of:=[.$P$27]*([.C28]-1)+[.$P$28]+2*([.C28]-1)+[.$P$29]*([.C28]+1)" office:value-type="float" office:value="322" calcext:value-type="float">
            <text:p>322</text:p>
          </table:table-cell>
          <table:table-cell table:formula="of:=21*2^[.C28]+2*[.C28]-26" office:value-type="float" office:value="22020110" calcext:value-type="float">
            <text:p>22020110</text:p>
          </table:table-cell>
          <table:table-cell/>
          <table:table-cell table:style-name="ce5" table:formula="of:=[.G28]/[.F28]" office:value-type="float" office:value="68385.4347826087" calcext:value-type="float">
            <text:p>6.8385E+04</text:p>
          </table:table-cell>
          <table:table-cell/>
          <table:table-cell table:formula="of:=[.C28]+2^([.C28]+1)+5" office:value-type="float" office:value="2097177" calcext:value-type="float">
            <text:p>2097177</text:p>
          </table:table-cell>
          <table:table-cell table:formula="of:=[.C28]+2^([.C28]+1)+1" office:value-type="float" office:value="2097173" calcext:value-type="float">
            <text:p>2097173</text:p>
          </table:table-cell>
          <table:table-cell table:formula="of:=[.K28]*[.G28]" office:value-type="float" office:value="46180068229470" calcext:value-type="float">
            <text:p>46180068229470</text:p>
          </table:table-cell>
          <table:table-cell table:formula="of:=[.L28]*[.F28]" office:value-type="float" office:value="675289706" calcext:value-type="float">
            <text:p>675289706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[.M28]/[.N28]" office:value-type="float" office:value="68385.5652161681" calcext:value-type="float">
            <text:p>6.8386E+04</text:p>
          </table:table-cell>
          <table:table-cell table:formula="of:=[.B28]/[.N28]" office:value-type="float" office:value="0.9316676893043" calcext:value-type="float">
            <text:p>0.9316676893043</text:p>
          </table:table-cell>
          <table:table-cell table:number-columns-repeated="1006"/>
        </table:table-row>
        <table:table-row table:style-name="ro3">
          <table:table-cell/>
          <table:table-cell table:formula="of:=[.C29]*[.E29]" office:value-type="float" office:value="1321205760" calcext:value-type="float">
            <text:p>1321205760</text:p>
          </table:table-cell>
          <table:table-cell office:value-type="float" office:value="21" calcext:value-type="float">
            <text:p>21</text:p>
          </table:table-cell>
          <table:table-cell table:formula="of:=POWER(2; [.C29])" office:value-type="float" office:value="2097152" calcext:value-type="float">
            <text:p>2097152</text:p>
          </table:table-cell>
          <table:table-cell table:style-name="ce2" table:formula="of:=30*[.D29]" office:value-type="float" office:value="62914560" calcext:value-type="float">
            <text:p>62914560</text:p>
          </table:table-cell>
          <table:table-cell table:formula="of:=[.$P$27]*([.C29]-1)+[.$P$28]+2*([.C29]-1)+[.$P$29]*([.C29]+1)" office:value-type="float" office:value="338" calcext:value-type="float">
            <text:p>338</text:p>
          </table:table-cell>
          <table:table-cell table:formula="of:=21*2^[.C29]+2*[.C29]-26" office:value-type="float" office:value="44040208" calcext:value-type="float">
            <text:p>44040208</text:p>
          </table:table-cell>
          <table:table-cell/>
          <table:table-cell table:style-name="ce5" table:formula="of:=[.G29]/[.F29]" office:value-type="float" office:value="130296.473372781" calcext:value-type="float">
            <text:p>1.3030E+05</text:p>
          </table:table-cell>
          <table:table-cell/>
          <table:table-cell table:formula="of:=[.C29]+2^([.C29]+1)+5" office:value-type="float" office:value="4194330" calcext:value-type="float">
            <text:p>4194330</text:p>
          </table:table-cell>
          <table:table-cell table:formula="of:=[.C29]+2^([.C29]+1)+1" office:value-type="float" office:value="4194326" calcext:value-type="float">
            <text:p>4194326</text:p>
          </table:table-cell>
          <table:table-cell table:formula="of:=[.K29]*[.G29]" office:value-type="float" office:value="184719165620640" calcext:value-type="float">
            <text:p>184719165620640</text:p>
          </table:table-cell>
          <table:table-cell table:formula="of:=[.L29]*[.F29]" office:value-type="float" office:value="1417682188" calcext:value-type="float">
            <text:p>141768218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[.M29]/[.N29]" office:value-type="float" office:value="130296.597632529" calcext:value-type="float">
            <text:p>1.3030E+05</text:p>
          </table:table-cell>
          <table:table-cell table:formula="of:=[.B29]/[.N29]" office:value-type="float" office:value="0.931947774461281" calcext:value-type="float">
            <text:p>0.931947774461281</text:p>
          </table:table-cell>
          <table:table-cell table:number-columns-repeated="1006"/>
        </table:table-row>
        <table:table-row table:style-name="ro3">
          <table:table-cell/>
          <table:table-cell table:formula="of:=[.C30]*[.E30]" office:value-type="float" office:value="2768240640" calcext:value-type="float">
            <text:p>2768240640</text:p>
          </table:table-cell>
          <table:table-cell office:value-type="float" office:value="22" calcext:value-type="float">
            <text:p>22</text:p>
          </table:table-cell>
          <table:table-cell table:formula="of:=POWER(2; [.C30])" office:value-type="float" office:value="4194304" calcext:value-type="float">
            <text:p>4194304</text:p>
          </table:table-cell>
          <table:table-cell table:style-name="ce2" table:formula="of:=30*[.D30]" office:value-type="float" office:value="125829120" calcext:value-type="float">
            <text:p>125829120</text:p>
          </table:table-cell>
          <table:table-cell table:formula="of:=[.$P$27]*([.C30]-1)+[.$P$28]+2*([.C30]-1)+[.$P$29]*([.C30]+1)" office:value-type="float" office:value="354" calcext:value-type="float">
            <text:p>354</text:p>
          </table:table-cell>
          <table:table-cell table:formula="of:=21*2^[.C30]+2*[.C30]-26" office:value-type="float" office:value="88080402" calcext:value-type="float">
            <text:p>88080402</text:p>
          </table:table-cell>
          <table:table-cell/>
          <table:table-cell table:style-name="ce5" table:formula="of:=[.G30]/[.F30]" office:value-type="float" office:value="248814.694915254" calcext:value-type="float">
            <text:p>2.4881E+05</text:p>
          </table:table-cell>
          <table:table-cell/>
          <table:table-cell table:formula="of:=[.C30]+2^([.C30]+1)+5" office:value-type="float" office:value="8388635" calcext:value-type="float">
            <text:p>8388635</text:p>
          </table:table-cell>
          <table:table-cell table:formula="of:=[.C30]+2^([.C30]+1)+1" office:value-type="float" office:value="8388631" calcext:value-type="float">
            <text:p>8388631</text:p>
          </table:table-cell>
          <table:table-cell table:formula="of:=[.K30]*[.G30]" office:value-type="float" office:value="738874343031270" calcext:value-type="float">
            <text:p>738874343031270</text:p>
          </table:table-cell>
          <table:table-cell table:formula="of:=[.L30]*[.F30]" office:value-type="float" office:value="2969575374" calcext:value-type="float">
            <text:p>2969575374</text:p>
          </table:table-cell>
          <table:table-cell table:number-columns-repeated="2"/>
          <table:table-cell table:style-name="ce5" table:formula="of:=[.M30]/[.N30]" office:value-type="float" office:value="248814.813559021" calcext:value-type="float">
            <text:p>2.4881E+05</text:p>
          </table:table-cell>
          <table:table-cell table:formula="of:=[.B30]/[.N30]" office:value-type="float" office:value="0.932200833909528" calcext:value-type="float">
            <text:p>0.932200833909528</text:p>
          </table:table-cell>
          <table:table-cell table:number-columns-repeated="1006"/>
        </table:table-row>
        <table:table-row table:style-name="ro3">
          <table:table-cell/>
          <table:table-cell table:formula="of:=[.C31]*[.E31]" office:value-type="float" office:value="5788139520" calcext:value-type="float">
            <text:p>5788139520</text:p>
          </table:table-cell>
          <table:table-cell office:value-type="float" office:value="23" calcext:value-type="float">
            <text:p>23</text:p>
          </table:table-cell>
          <table:table-cell table:formula="of:=POWER(2; [.C31])" office:value-type="float" office:value="8388608" calcext:value-type="float">
            <text:p>8388608</text:p>
          </table:table-cell>
          <table:table-cell table:style-name="ce2" table:formula="of:=30*[.D31]" office:value-type="float" office:value="251658240" calcext:value-type="float">
            <text:p>251658240</text:p>
          </table:table-cell>
          <table:table-cell table:formula="of:=[.$P$27]*([.C31]-1)+[.$P$28]+2*([.C31]-1)+[.$P$29]*([.C31]+1)" office:value-type="float" office:value="370" calcext:value-type="float">
            <text:p>370</text:p>
          </table:table-cell>
          <table:table-cell table:formula="of:=21*2^[.C31]+2*[.C31]-26" office:value-type="float" office:value="176160788" calcext:value-type="float">
            <text:p>176160788</text:p>
          </table:table-cell>
          <table:table-cell/>
          <table:table-cell table:style-name="ce5" table:formula="of:=[.G31]/[.F31]" office:value-type="float" office:value="476110.237837838" calcext:value-type="float">
            <text:p>4.7611E+05</text:p>
          </table:table-cell>
          <table:table-cell/>
          <table:table-cell table:formula="of:=[.C31]+2^([.C31]+1)+5" office:value-type="float" office:value="16777244" calcext:value-type="float">
            <text:p>16777244</text:p>
          </table:table-cell>
          <table:table-cell table:formula="of:=[.C31]+2^([.C31]+1)+1" office:value-type="float" office:value="16777240" calcext:value-type="float">
            <text:p>16777240</text:p>
          </table:table-cell>
          <table:table-cell table:formula="of:=[.K31]*[.G31]" office:value-type="float" office:value="2955492523508272" calcext:value-type="float">
            <text:p>2955492523508272</text:p>
          </table:table-cell>
          <table:table-cell table:formula="of:=[.L31]*[.F31]" office:value-type="float" office:value="6207578800" calcext:value-type="float">
            <text:p>6207578800</text:p>
          </table:table-cell>
          <table:table-cell office:value-type="string" calcext:value-type="string">
            <text:p>Q</text:p>
          </table:table-cell>
          <table:table-cell/>
          <table:table-cell table:style-name="ce5" table:formula="of:=[.M31]/[.N31]" office:value-type="float" office:value="476110.351351202" calcext:value-type="float">
            <text:p>4.7611E+05</text:p>
          </table:table-cell>
          <table:table-cell table:formula="of:=[.B31]/[.N31]" office:value-type="float" office:value="0.932431098579047" calcext:value-type="float">
            <text:p>0.932431098579047</text:p>
          </table:table-cell>
          <table:table-cell table:number-columns-repeated="1006"/>
        </table:table-row>
        <table:table-row table:style-name="ro3">
          <table:table-cell/>
          <table:table-cell table:formula="of:=[.C32]*[.E32]" office:value-type="float" office:value="12079595520" calcext:value-type="float">
            <text:p>12079595520</text:p>
          </table:table-cell>
          <table:table-cell office:value-type="float" office:value="24" calcext:value-type="float">
            <text:p>24</text:p>
          </table:table-cell>
          <table:table-cell table:formula="of:=POWER(2; [.C32])" office:value-type="float" office:value="16777216" calcext:value-type="float">
            <text:p>16777216</text:p>
          </table:table-cell>
          <table:table-cell table:style-name="ce2" table:formula="of:=30*[.D32]" office:value-type="float" office:value="503316480" calcext:value-type="float">
            <text:p>503316480</text:p>
          </table:table-cell>
          <table:table-cell table:formula="of:=[.$P$27]*([.C32]-1)+[.$P$28]+2*([.C32]-1)+[.$P$29]*([.C32]+1)" office:value-type="float" office:value="386" calcext:value-type="float">
            <text:p>386</text:p>
          </table:table-cell>
          <table:table-cell table:formula="of:=21*2^[.C32]+2*[.C32]-26" office:value-type="float" office:value="352321558" calcext:value-type="float">
            <text:p>352321558</text:p>
          </table:table-cell>
          <table:table-cell/>
          <table:table-cell table:style-name="ce5" table:formula="of:=[.G32]/[.F32]" office:value-type="float" office:value="912750.150259067" calcext:value-type="float">
            <text:p>9.1275E+05</text:p>
          </table:table-cell>
          <table:table-cell/>
          <table:table-cell table:formula="of:=[.C32]+2^([.C32]+1)+5" office:value-type="float" office:value="33554461" calcext:value-type="float">
            <text:p>33554461</text:p>
          </table:table-cell>
          <table:table-cell table:formula="of:=[.C32]+2^([.C32]+1)+1" office:value-type="float" office:value="33554457" calcext:value-type="float">
            <text:p>33554457</text:p>
          </table:table-cell>
          <table:table-cell table:formula="of:=[.K32]*[.G32]" office:value-type="float" office:value="1.18219599773702E+016" calcext:value-type="float">
            <text:p>1.18219599773702E+016</text:p>
          </table:table-cell>
          <table:table-cell table:formula="of:=[.L32]*[.F32]" office:value-type="float" office:value="12952020402" calcext:value-type="float">
            <text:p>12952020402</text:p>
          </table:table-cell>
          <table:table-cell table:number-columns-repeated="2"/>
          <table:table-cell table:style-name="ce5" table:formula="of:=[.M32]/[.N32]" office:value-type="float" office:value="912750.259067283" calcext:value-type="float">
            <text:p>9.1275E+05</text:p>
          </table:table-cell>
          <table:table-cell table:formula="of:=[.B32]/[.N32]" office:value-type="float" office:value="0.932641792174348" calcext:value-type="float">
            <text:p>0.932641792174348</text:p>
          </table:table-cell>
          <table:table-cell table:number-columns-repeated="1006"/>
        </table:table-row>
        <table:table-row table:style-name="ro3">
          <table:table-cell/>
          <table:table-cell table:formula="of:=[.C33]*[.E33]" office:value-type="float" office:value="25165824000" calcext:value-type="float">
            <text:p>25165824000</text:p>
          </table:table-cell>
          <table:table-cell office:value-type="float" office:value="25" calcext:value-type="float">
            <text:p>25</text:p>
          </table:table-cell>
          <table:table-cell table:formula="of:=POWER(2; [.C33])" office:value-type="float" office:value="33554432" calcext:value-type="float">
            <text:p>33554432</text:p>
          </table:table-cell>
          <table:table-cell table:style-name="ce2" table:formula="of:=30*[.D33]" office:value-type="float" office:value="1006632960" calcext:value-type="float">
            <text:p>1006632960</text:p>
          </table:table-cell>
          <table:table-cell table:formula="of:=[.$P$27]*([.C33]-1)+[.$P$28]+2*([.C33]-1)+[.$P$29]*([.C33]+1)" office:value-type="float" office:value="402" calcext:value-type="float">
            <text:p>402</text:p>
          </table:table-cell>
          <table:table-cell table:formula="of:=21*2^[.C33]+2*[.C33]-26" office:value-type="float" office:value="704643096" calcext:value-type="float">
            <text:p>704643096</text:p>
          </table:table-cell>
          <table:table-cell/>
          <table:table-cell table:style-name="ce5" table:formula="of:=[.G33]/[.F33]" office:value-type="float" office:value="1752843.52238806" calcext:value-type="float">
            <text:p>1.7528E+06</text:p>
          </table:table-cell>
          <table:table-cell/>
          <table:table-cell table:formula="of:=[.C33]+2^([.C33]+1)+5" office:value-type="float" office:value="67108894" calcext:value-type="float">
            <text:p>67108894</text:p>
          </table:table-cell>
          <table:table-cell table:formula="of:=[.C33]+2^([.C33]+1)+1" office:value-type="float" office:value="67108890" calcext:value-type="float">
            <text:p>67108890</text:p>
          </table:table-cell>
          <table:table-cell table:formula="of:=[.K33]*[.G33]" office:value-type="float" office:value="4.72878188372958E+016" calcext:value-type="float">
            <text:p>4.72878188372958E+016</text:p>
          </table:table-cell>
          <table:table-cell table:formula="of:=[.L33]*[.F33]" office:value-type="float" office:value="26977773780" calcext:value-type="float">
            <text:p>26977773780</text:p>
          </table:table-cell>
          <table:table-cell table:number-columns-repeated="2"/>
          <table:table-cell table:style-name="ce5" table:formula="of:=[.M33]/[.N33]" office:value-type="float" office:value="1752843.62686563" calcext:value-type="float">
            <text:p>1.7528E+06</text:p>
          </table:table-cell>
          <table:table-cell table:formula="of:=[.B33]/[.N33]" office:value-type="float" office:value="0.932835459486902" calcext:value-type="float">
            <text:p>0.932835459486902</text:p>
          </table:table-cell>
          <table:table-cell table:number-columns-repeated="1006"/>
        </table:table-row>
        <table:table-row table:style-name="ro3">
          <table:table-cell/>
          <table:table-cell table:formula="of:=[.C34]*[.E34]" office:value-type="float" office:value="52344913920" calcext:value-type="float">
            <text:p>52344913920</text:p>
          </table:table-cell>
          <table:table-cell office:value-type="float" office:value="26" calcext:value-type="float">
            <text:p>26</text:p>
          </table:table-cell>
          <table:table-cell table:formula="of:=POWER(2; [.C34])" office:value-type="float" office:value="67108864" calcext:value-type="float">
            <text:p>67108864</text:p>
          </table:table-cell>
          <table:table-cell table:style-name="ce2" table:formula="of:=30*[.D34]" office:value-type="float" office:value="2013265920" calcext:value-type="float">
            <text:p>2013265920</text:p>
          </table:table-cell>
          <table:table-cell table:formula="of:=[.$P$27]*([.C34]-1)+[.$P$28]+2*([.C34]-1)+[.$P$29]*([.C34]+1)" office:value-type="float" office:value="418" calcext:value-type="float">
            <text:p>418</text:p>
          </table:table-cell>
          <table:table-cell table:formula="of:=21*2^[.C34]+2*[.C34]-26" office:value-type="float" office:value="1409286170" calcext:value-type="float">
            <text:p>1409286170</text:p>
          </table:table-cell>
          <table:table-cell/>
          <table:table-cell table:style-name="ce5" table:formula="of:=[.G34]/[.F34]" office:value-type="float" office:value="3371498.01435407" calcext:value-type="float">
            <text:p>3.3715E+06</text:p>
          </table:table-cell>
          <table:table-cell/>
          <table:table-cell table:formula="of:=[.C34]+2^([.C34]+1)+5" office:value-type="float" office:value="134217759" calcext:value-type="float">
            <text:p>134217759</text:p>
          </table:table-cell>
          <table:table-cell table:formula="of:=[.C34]+2^([.C34]+1)+1" office:value-type="float" office:value="134217755" calcext:value-type="float">
            <text:p>134217755</text:p>
          </table:table-cell>
          <table:table-cell table:formula="of:=[.K34]*[.G34]" office:value-type="float" office:value="1.89151231527093E+017" calcext:value-type="float">
            <text:p>1.89151231527093E+017</text:p>
          </table:table-cell>
          <table:table-cell table:formula="of:=[.L34]*[.F34]" office:value-type="float" office:value="56103021590" calcext:value-type="float">
            <text:p>56103021590</text:p>
          </table:table-cell>
          <table:table-cell table:number-columns-repeated="2"/>
          <table:table-cell table:style-name="ce5" table:formula="of:=[.M34]/[.N34]" office:value-type="float" office:value="3371498.11483252" calcext:value-type="float">
            <text:p>3.3715E+06</text:p>
          </table:table-cell>
          <table:table-cell table:formula="of:=[.B34]/[.N34]" office:value-type="float" office:value="0.93301416637656" calcext:value-type="float">
            <text:p>0.93301416637656</text:p>
          </table:table-cell>
          <table:table-cell table:number-columns-repeated="1006"/>
        </table:table-row>
        <table:table-row table:style-name="ro3">
          <table:table-cell/>
          <table:table-cell table:formula="of:=[.C35]*[.E35]" office:value-type="float" office:value="108716359680" calcext:value-type="float">
            <text:p>108716359680</text:p>
          </table:table-cell>
          <table:table-cell office:value-type="float" office:value="27" calcext:value-type="float">
            <text:p>27</text:p>
          </table:table-cell>
          <table:table-cell table:formula="of:=POWER(2; [.C35])" office:value-type="float" office:value="134217728" calcext:value-type="float">
            <text:p>134217728</text:p>
          </table:table-cell>
          <table:table-cell table:style-name="ce2" table:formula="of:=30*[.D35]" office:value-type="float" office:value="4026531840" calcext:value-type="float">
            <text:p>4026531840</text:p>
          </table:table-cell>
          <table:table-cell table:formula="of:=[.$P$27]*([.C35]-1)+[.$P$28]+2*([.C35]-1)+[.$P$29]*([.C35]+1)" office:value-type="float" office:value="434" calcext:value-type="float">
            <text:p>434</text:p>
          </table:table-cell>
          <table:table-cell table:formula="of:=21*2^[.C35]+2*[.C35]-26" office:value-type="float" office:value="2818572316" calcext:value-type="float">
            <text:p>2818572316</text:p>
          </table:table-cell>
          <table:table-cell/>
          <table:table-cell table:style-name="ce5" table:formula="of:=[.G35]/[.F35]" office:value-type="float" office:value="6494406.25806452" calcext:value-type="float">
            <text:p>6.4944E+06</text:p>
          </table:table-cell>
          <table:table-cell/>
          <table:table-cell table:formula="of:=[.C35]+2^([.C35]+1)+5" office:value-type="float" office:value="268435488" calcext:value-type="float">
            <text:p>268435488</text:p>
          </table:table-cell>
          <table:table-cell table:formula="of:=[.C35]+2^([.C35]+1)+1" office:value-type="float" office:value="268435484" calcext:value-type="float">
            <text:p>268435484</text:p>
          </table:table-cell>
          <table:table-cell table:formula="of:=[.K35]*[.G35]" office:value-type="float" office:value="7.5660483510875E+017" calcext:value-type="float">
            <text:p>7.5660483510875E+017</text:p>
          </table:table-cell>
          <table:table-cell table:formula="of:=[.L35]*[.F35]" office:value-type="float" office:value="116501000056" calcext:value-type="float">
            <text:p>116501000056</text:p>
          </table:table-cell>
          <table:table-cell table:number-columns-repeated="2"/>
          <table:table-cell table:style-name="ce5" table:formula="of:=[.M35]/[.N35]" office:value-type="float" office:value="6494406.3548387" calcext:value-type="float">
            <text:p>6.4944E+06</text:p>
          </table:table-cell>
          <table:table-cell table:formula="of:=[.B35]/[.N35]" office:value-type="float" office:value="0.933179626164084" calcext:value-type="float">
            <text:p>0.933179626164084</text:p>
          </table:table-cell>
          <table:table-cell table:number-columns-repeated="1006"/>
        </table:table-row>
        <table:table-row table:style-name="ro3">
          <table:table-cell/>
          <table:table-cell table:formula="of:=[.C36]*[.E36]" office:value-type="float" office:value="225485783040" calcext:value-type="float">
            <text:p>225485783040</text:p>
          </table:table-cell>
          <table:table-cell office:value-type="float" office:value="28" calcext:value-type="float">
            <text:p>28</text:p>
          </table:table-cell>
          <table:table-cell table:formula="of:=POWER(2; [.C36])" office:value-type="float" office:value="268435456" calcext:value-type="float">
            <text:p>268435456</text:p>
          </table:table-cell>
          <table:table-cell table:style-name="ce2" table:formula="of:=30*[.D36]" office:value-type="float" office:value="8053063680" calcext:value-type="float">
            <text:p>8053063680</text:p>
          </table:table-cell>
          <table:table-cell table:formula="of:=[.$P$27]*([.C36]-1)+[.$P$28]+2*([.C36]-1)+[.$P$29]*([.C36]+1)" office:value-type="float" office:value="450" calcext:value-type="float">
            <text:p>450</text:p>
          </table:table-cell>
          <table:table-cell table:formula="of:=21*2^[.C36]+2*[.C36]-26" office:value-type="float" office:value="5637144606" calcext:value-type="float">
            <text:p>5637144606</text:p>
          </table:table-cell>
          <table:table-cell/>
          <table:table-cell table:style-name="ce5" table:formula="of:=[.G36]/[.F36]" office:value-type="float" office:value="12526988.0133333" calcext:value-type="float">
            <text:p>1.2527E+07</text:p>
          </table:table-cell>
          <table:table-cell/>
          <table:table-cell table:formula="of:=[.C36]+2^([.C36]+1)+5" office:value-type="float" office:value="536870945" calcext:value-type="float">
            <text:p>536870945</text:p>
          </table:table-cell>
          <table:table-cell table:formula="of:=[.C36]+2^([.C36]+1)+1" office:value-type="float" office:value="536870941" calcext:value-type="float">
            <text:p>536870941</text:p>
          </table:table-cell>
          <table:table-cell table:formula="of:=[.K36]*[.G36]" office:value-type="float" office:value="3.02641915172487E+018" calcext:value-type="float">
            <text:p>3.02641915172487E+018</text:p>
          </table:table-cell>
          <table:table-cell table:formula="of:=[.L36]*[.F36]" office:value-type="float" office:value="241591923450" calcext:value-type="float">
            <text:p>241591923450</text:p>
          </table:table-cell>
          <table:table-cell table:number-columns-repeated="2"/>
          <table:table-cell table:style-name="ce5" table:formula="of:=[.M36]/[.N36]" office:value-type="float" office:value="12526988.1066667" calcext:value-type="float">
            <text:p>1.2527E+07</text:p>
          </table:table-cell>
          <table:table-cell table:formula="of:=[.B36]/[.N36]" office:value-type="float" office:value="0.933333282917741" calcext:value-type="float">
            <text:p>0.933333282917741</text:p>
          </table:table-cell>
          <table:table-cell table:number-columns-repeated="1006"/>
        </table:table-row>
        <table:table-row table:style-name="ro3">
          <table:table-cell/>
          <table:table-cell table:formula="of:=[.C37]*[.E37]" office:value-type="float" office:value="467077693440" calcext:value-type="float">
            <text:p>467077693440</text:p>
          </table:table-cell>
          <table:table-cell office:value-type="float" office:value="29" calcext:value-type="float">
            <text:p>29</text:p>
          </table:table-cell>
          <table:table-cell table:formula="of:=POWER(2; [.C37])" office:value-type="float" office:value="536870912" calcext:value-type="float">
            <text:p>536870912</text:p>
          </table:table-cell>
          <table:table-cell table:style-name="ce2" table:formula="of:=30*[.D37]" office:value-type="float" office:value="16106127360" calcext:value-type="float">
            <text:p>16106127360</text:p>
          </table:table-cell>
          <table:table-cell table:formula="of:=[.$P$27]*([.C37]-1)+[.$P$28]+2*([.C37]-1)+[.$P$29]*([.C37]+1)" office:value-type="float" office:value="466" calcext:value-type="float">
            <text:p>466</text:p>
          </table:table-cell>
          <table:table-cell table:formula="of:=21*2^[.C37]+2*[.C37]-26" office:value-type="float" office:value="11274289184" calcext:value-type="float">
            <text:p>11274289184</text:p>
          </table:table-cell>
          <table:table-cell/>
          <table:table-cell table:style-name="ce5" table:formula="of:=[.G37]/[.F37]" office:value-type="float" office:value="24193753.6137339" calcext:value-type="float">
            <text:p>2.4194E+07</text:p>
          </table:table-cell>
          <table:table-cell/>
          <table:table-cell table:formula="of:=[.C37]+2^([.C37]+1)+5" office:value-type="float" office:value="1073741858" calcext:value-type="float">
            <text:p>1073741858</text:p>
          </table:table-cell>
          <table:table-cell table:formula="of:=[.C37]+2^([.C37]+1)+1" office:value-type="float" office:value="1073741854" calcext:value-type="float">
            <text:p>1073741854</text:p>
          </table:table-cell>
          <table:table-cell table:formula="of:=[.K37]*[.G37]" office:value-type="float" office:value="1.21056762160575E+019" calcext:value-type="float">
            <text:p>1.21056762160575E+019</text:p>
          </table:table-cell>
          <table:table-cell table:formula="of:=[.L37]*[.F37]" office:value-type="float" office:value="500363703964" calcext:value-type="float">
            <text:p>500363703964</text:p>
          </table:table-cell>
          <table:table-cell table:number-columns-repeated="2"/>
          <table:table-cell table:style-name="ce5" table:formula="of:=[.M37]/[.N37]" office:value-type="float" office:value="24193753.7038627" calcext:value-type="float">
            <text:p>2.4194E+07</text:p>
          </table:table-cell>
          <table:table-cell table:formula="of:=[.B37]/[.N37]" office:value-type="float" office:value="0.933476368768757" calcext:value-type="float">
            <text:p>0.933476368768757</text:p>
          </table:table-cell>
          <table:table-cell table:number-columns-repeated="1006"/>
        </table:table-row>
        <table:table-row table:style-name="ro3">
          <table:table-cell/>
          <table:table-cell table:formula="of:=[.C38]*[.E38]" office:value-type="float" office:value="966367641600" calcext:value-type="float">
            <text:p>966367641600</text:p>
          </table:table-cell>
          <table:table-cell office:value-type="float" office:value="30" calcext:value-type="float">
            <text:p>30</text:p>
          </table:table-cell>
          <table:table-cell table:formula="of:=POWER(2; [.C38])" office:value-type="float" office:value="1073741824" calcext:value-type="float">
            <text:p>1073741824</text:p>
          </table:table-cell>
          <table:table-cell table:style-name="ce2" table:formula="of:=30*[.D38]" office:value-type="float" office:value="32212254720" calcext:value-type="float">
            <text:p>32212254720</text:p>
          </table:table-cell>
          <table:table-cell table:formula="of:=[.$P$27]*([.C38]-1)+[.$P$28]+2*([.C38]-1)+[.$P$29]*([.C38]+1)" office:value-type="float" office:value="482" calcext:value-type="float">
            <text:p>482</text:p>
          </table:table-cell>
          <table:table-cell table:formula="of:=21*2^[.C38]+2*[.C38]-26" office:value-type="float" office:value="22548578338" calcext:value-type="float">
            <text:p>22548578338</text:p>
          </table:table-cell>
          <table:table-cell/>
          <table:table-cell table:style-name="ce5" table:formula="of:=[.G38]/[.F38]" office:value-type="float" office:value="46781282.8589212" calcext:value-type="float">
            <text:p>4.6781E+07</text:p>
          </table:table-cell>
          <table:table-cell/>
          <table:table-cell table:formula="of:=[.C38]+2^([.C38]+1)+5" office:value-type="float" office:value="2147483683" calcext:value-type="float">
            <text:p>2147483683</text:p>
          </table:table-cell>
          <table:table-cell table:formula="of:=[.C38]+2^([.C38]+1)+1" office:value-type="float" office:value="2147483679" calcext:value-type="float">
            <text:p>2147483679</text:p>
          </table:table-cell>
          <table:table-cell table:formula="of:=[.K38]*[.G38]" office:value-type="float" office:value="4.84227040557023E+019" calcext:value-type="float">
            <text:p>4.84227040557023E+019</text:p>
          </table:table-cell>
          <table:table-cell table:formula="of:=[.L38]*[.F38]" office:value-type="float" office:value="1035087133278" calcext:value-type="float">
            <text:p>1035087133278</text:p>
          </table:table-cell>
          <table:table-cell table:number-columns-repeated="2"/>
          <table:table-cell table:style-name="ce5" table:formula="of:=[.M38]/[.N38]" office:value-type="float" office:value="46781282.9460581" calcext:value-type="float">
            <text:p>4.6781E+07</text:p>
          </table:table-cell>
          <table:table-cell table:formula="of:=[.B38]/[.N38]" office:value-type="float" office:value="0.933609945029098" calcext:value-type="float">
            <text:p>0.933609945029098</text:p>
          </table:table-cell>
          <table:table-cell table:number-columns-repeated="1006"/>
        </table:table-row>
        <table:table-row table:style-name="ro3">
          <table:table-cell/>
          <table:table-cell table:formula="of:=[.C39]*[.E39]" office:value-type="float" office:value="1997159792640" calcext:value-type="float">
            <text:p>1997159792640</text:p>
          </table:table-cell>
          <table:table-cell office:value-type="float" office:value="31" calcext:value-type="float">
            <text:p>31</text:p>
          </table:table-cell>
          <table:table-cell table:formula="of:=POWER(2; [.C39])" office:value-type="float" office:value="2147483648" calcext:value-type="float">
            <text:p>2147483648</text:p>
          </table:table-cell>
          <table:table-cell table:style-name="ce2" table:formula="of:=30*[.D39]" office:value-type="float" office:value="64424509440" calcext:value-type="float">
            <text:p>64424509440</text:p>
          </table:table-cell>
          <table:table-cell table:formula="of:=[.$P$27]*([.C39]-1)+[.$P$28]+2*([.C39]-1)+[.$P$29]*([.C39]+1)" office:value-type="float" office:value="498" calcext:value-type="float">
            <text:p>498</text:p>
          </table:table-cell>
          <table:table-cell table:formula="of:=21*2^[.C39]+2*[.C39]-26" office:value-type="float" office:value="45097156644" calcext:value-type="float">
            <text:p>45097156644</text:p>
          </table:table-cell>
          <table:table-cell/>
          <table:table-cell table:style-name="ce5" table:formula="of:=[.G39]/[.F39]" office:value-type="float" office:value="90556539.4457831" calcext:value-type="float">
            <text:p>9.0557E+07</text:p>
          </table:table-cell>
          <table:table-cell/>
          <table:table-cell table:formula="of:=[.C39]+2^([.C39]+1)+5" office:value-type="float" office:value="4294967332" calcext:value-type="float">
            <text:p>4294967332</text:p>
          </table:table-cell>
          <table:table-cell table:formula="of:=[.C39]+2^([.C39]+1)+1" office:value-type="float" office:value="4294967328" calcext:value-type="float">
            <text:p>4294967328</text:p>
          </table:table-cell>
          <table:table-cell table:formula="of:=[.K39]*[.G39]" office:value-type="float" office:value="1.93690814552067E+020" calcext:value-type="float">
            <text:p>1.93690814552067E+020</text:p>
          </table:table-cell>
          <table:table-cell table:formula="of:=[.L39]*[.F39]" office:value-type="float" office:value="2138893729344" calcext:value-type="float">
            <text:p>2138893729344</text:p>
          </table:table-cell>
          <table:table-cell table:number-columns-repeated="2"/>
          <table:table-cell table:style-name="ce5" table:formula="of:=[.M39]/[.N39]" office:value-type="float" office:value="90556539.5301205" calcext:value-type="float">
            <text:p>9.0557E+07</text:p>
          </table:table-cell>
          <table:table-cell table:formula="of:=[.B39]/[.N39]" office:value-type="float" office:value="0.933734932802169" calcext:value-type="float">
            <text:p>0.933734932802169</text:p>
          </table:table-cell>
          <table:table-cell table:number-columns-repeated="1006"/>
        </table:table-row>
        <table:table-row table:style-name="ro3">
          <table:table-cell/>
          <table:table-cell table:formula="of:=[.C40]*[.E40]" office:value-type="float" office:value="4123168604160" calcext:value-type="float">
            <text:p>4123168604160</text:p>
          </table:table-cell>
          <table:table-cell office:value-type="float" office:value="32" calcext:value-type="float">
            <text:p>32</text:p>
          </table:table-cell>
          <table:table-cell table:formula="of:=POWER(2; [.C40])" office:value-type="float" office:value="4294967296" calcext:value-type="float">
            <text:p>4294967296</text:p>
          </table:table-cell>
          <table:table-cell table:style-name="ce2" table:formula="of:=30*[.D40]" office:value-type="float" office:value="128849018880" calcext:value-type="float">
            <text:p>128849018880</text:p>
          </table:table-cell>
          <table:table-cell table:formula="of:=[.$P$27]*([.C40]-1)+[.$P$28]+2*([.C40]-1)+[.$P$29]*([.C40]+1)" office:value-type="float" office:value="514" calcext:value-type="float">
            <text:p>514</text:p>
          </table:table-cell>
          <table:table-cell table:formula="of:=21*2^[.C40]+2*[.C40]-26" office:value-type="float" office:value="90194313254" calcext:value-type="float">
            <text:p>90194313254</text:p>
          </table:table-cell>
          <table:table-cell/>
          <table:table-cell table:style-name="ce5" table:formula="of:=[.G40]/[.F40]" office:value-type="float" office:value="175475317.614786" calcext:value-type="float">
            <text:p>1.7548E+08</text:p>
          </table:table-cell>
          <table:table-cell/>
          <table:table-cell table:formula="of:=[.C40]+2^([.C40]+1)+5" office:value-type="float" office:value="8589934629" calcext:value-type="float">
            <text:p>8589934629</text:p>
          </table:table-cell>
          <table:table-cell table:formula="of:=[.C40]+2^([.C40]+1)+1" office:value-type="float" office:value="8589934625" calcext:value-type="float">
            <text:p>8589934625</text:p>
          </table:table-cell>
          <table:table-cell table:formula="of:=[.K40]*[.G40]" office:value-type="float" office:value="7.74763254759408E+020" calcext:value-type="float">
            <text:p>7.74763254759408E+020</text:p>
          </table:table-cell>
          <table:table-cell table:formula="of:=[.L40]*[.F40]" office:value-type="float" office:value="4415226397250" calcext:value-type="float">
            <text:p>4415226397250</text:p>
          </table:table-cell>
          <table:table-cell table:number-columns-repeated="2"/>
          <table:table-cell table:style-name="ce5" table:formula="of:=[.M40]/[.N40]" office:value-type="float" office:value="175475317.696498" calcext:value-type="float">
            <text:p>1.7548E+08</text:p>
          </table:table-cell>
          <table:table-cell table:formula="of:=[.B40]/[.N40]" office:value-type="float" office:value="0.933852136490236" calcext:value-type="float">
            <text:p>0.933852136490236</text:p>
          </table:table-cell>
          <table:table-cell table:number-columns-repeated="1006"/>
        </table:table-row>
        <table:table-row table:style-name="ro3">
          <table:table-cell/>
          <table:table-cell table:formula="of:=[.C41]*[.E41]" office:value-type="float" office:value="8504035246080" calcext:value-type="float">
            <text:p>8504035246080</text:p>
          </table:table-cell>
          <table:table-cell office:value-type="float" office:value="33" calcext:value-type="float">
            <text:p>33</text:p>
          </table:table-cell>
          <table:table-cell table:formula="of:=POWER(2; [.C41])" office:value-type="float" office:value="8589934592" calcext:value-type="float">
            <text:p>8589934592</text:p>
          </table:table-cell>
          <table:table-cell table:style-name="ce2" table:formula="of:=30*[.D41]" office:value-type="float" office:value="257698037760" calcext:value-type="float">
            <text:p>257698037760</text:p>
          </table:table-cell>
          <table:table-cell table:formula="of:=[.$P$27]*([.C41]-1)+[.$P$28]+2*([.C41]-1)+[.$P$29]*([.C41]+1)" office:value-type="float" office:value="530" calcext:value-type="float">
            <text:p>530</text:p>
          </table:table-cell>
          <table:table-cell table:formula="of:=21*2^[.C41]+2*[.C41]-26" office:value-type="float" office:value="180388626472" calcext:value-type="float">
            <text:p>180388626472</text:p>
          </table:table-cell>
          <table:table-cell/>
          <table:table-cell table:style-name="ce5" table:formula="of:=[.G41]/[.F41]" office:value-type="float" office:value="340355899.003774" calcext:value-type="float">
            <text:p>3.4036E+08</text:p>
          </table:table-cell>
          <table:table-cell/>
          <table:table-cell table:formula="of:=[.C41]+2^([.C41]+1)+5" office:value-type="float" office:value="17179869222" calcext:value-type="float">
            <text:p>17179869222</text:p>
          </table:table-cell>
          <table:table-cell table:formula="of:=[.C41]+2^([.C41]+1)+1" office:value-type="float" office:value="17179869218" calcext:value-type="float">
            <text:p>17179869218</text:p>
          </table:table-cell>
          <table:table-cell table:formula="of:=[.K41]*[.G41]" office:value-type="float" office:value="3.09905301192517E+021" calcext:value-type="float">
            <text:p>3.09905301192517E+021</text:p>
          </table:table-cell>
          <table:table-cell table:formula="of:=[.L41]*[.F41]" office:value-type="float" office:value="9105330685540" calcext:value-type="float">
            <text:p>9105330685540</text:p>
          </table:table-cell>
          <table:table-cell table:number-columns-repeated="2"/>
          <table:table-cell table:style-name="ce5" table:formula="of:=[.M41]/[.N41]" office:value-type="float" office:value="340355899.083019" calcext:value-type="float">
            <text:p>3.4036E+08</text:p>
          </table:table-cell>
          <table:table-cell table:formula="of:=[.B41]/[.N41]" office:value-type="float" office:value="0.933962262302576" calcext:value-type="float">
            <text:p>0.933962262302576</text:p>
          </table:table-cell>
          <table:table-cell table:number-columns-repeated="1006"/>
        </table:table-row>
        <table:table-row table:style-name="ro3">
          <table:table-cell/>
          <table:table-cell table:formula="of:=[.C42]*[.E42]" office:value-type="float" office:value="17523466567680" calcext:value-type="float">
            <text:p>17523466567680</text:p>
          </table:table-cell>
          <table:table-cell office:value-type="float" office:value="34" calcext:value-type="float">
            <text:p>34</text:p>
          </table:table-cell>
          <table:table-cell table:formula="of:=POWER(2; [.C42])" office:value-type="float" office:value="17179869184" calcext:value-type="float">
            <text:p>17179869184</text:p>
          </table:table-cell>
          <table:table-cell table:style-name="ce2" table:formula="of:=30*[.D42]" office:value-type="float" office:value="515396075520" calcext:value-type="float">
            <text:p>515396075520</text:p>
          </table:table-cell>
          <table:table-cell table:formula="of:=[.$P$27]*([.C42]-1)+[.$P$28]+2*([.C42]-1)+[.$P$29]*([.C42]+1)" office:value-type="float" office:value="546" calcext:value-type="float">
            <text:p>546</text:p>
          </table:table-cell>
          <table:table-cell table:formula="of:=21*2^[.C42]+2*[.C42]-26" office:value-type="float" office:value="360777252906" calcext:value-type="float">
            <text:p>360777252906</text:p>
          </table:table-cell>
          <table:table-cell/>
          <table:table-cell table:style-name="ce5" table:formula="of:=[.G42]/[.F42]" office:value-type="float" office:value="660764199.461538" calcext:value-type="float">
            <text:p>6.6076E+08</text:p>
          </table:table-cell>
          <table:table-cell/>
          <table:table-cell table:formula="of:=[.C42]+2^([.C42]+1)+5" office:value-type="float" office:value="34359738407" calcext:value-type="float">
            <text:p>34359738407</text:p>
          </table:table-cell>
          <table:table-cell table:formula="of:=[.C42]+2^([.C42]+1)+1" office:value-type="float" office:value="34359738403" calcext:value-type="float">
            <text:p>34359738403</text:p>
          </table:table-cell>
          <table:table-cell table:formula="of:=[.K42]*[.G42]" office:value-type="float" office:value="1.23962120330462E+022" calcext:value-type="float">
            <text:p>1.23962120330462E+022</text:p>
          </table:table-cell>
          <table:table-cell table:formula="of:=[.L42]*[.F42]" office:value-type="float" office:value="18760417168038" calcext:value-type="float">
            <text:p>18760417168038</text:p>
          </table:table-cell>
          <table:table-cell table:number-columns-repeated="2"/>
          <table:table-cell table:style-name="ce5" table:formula="of:=[.M42]/[.N42]" office:value-type="float" office:value="660764199.538462" calcext:value-type="float">
            <text:p>6.6076E+08</text:p>
          </table:table-cell>
          <table:table-cell table:formula="of:=[.B42]/[.N42]" office:value-type="float" office:value="0.934065933114463" calcext:value-type="float">
            <text:p>0.934065933114463</text:p>
          </table:table-cell>
          <table:table-cell table:number-columns-repeated="1006"/>
        </table:table-row>
        <table:table-row table:style-name="ro3">
          <table:table-cell/>
          <table:table-cell table:formula="of:=[.C43]*[.E43]" office:value-type="float" office:value="36077725286400" calcext:value-type="float">
            <text:p>36077725286400</text:p>
          </table:table-cell>
          <table:table-cell office:value-type="float" office:value="35" calcext:value-type="float">
            <text:p>35</text:p>
          </table:table-cell>
          <table:table-cell table:formula="of:=POWER(2; [.C43])" office:value-type="float" office:value="34359738368" calcext:value-type="float">
            <text:p>34359738368</text:p>
          </table:table-cell>
          <table:table-cell table:style-name="ce2" table:formula="of:=30*[.D43]" office:value-type="float" office:value="1030792151040" calcext:value-type="float">
            <text:p>1030792151040</text:p>
          </table:table-cell>
          <table:table-cell table:formula="of:=[.$P$27]*([.C43]-1)+[.$P$28]+2*([.C43]-1)+[.$P$29]*([.C43]+1)" office:value-type="float" office:value="562" calcext:value-type="float">
            <text:p>562</text:p>
          </table:table-cell>
          <table:table-cell table:formula="of:=21*2^[.C43]+2*[.C43]-26" office:value-type="float" office:value="721554505772" calcext:value-type="float">
            <text:p>721554505772</text:p>
          </table:table-cell>
          <table:table-cell/>
          <table:table-cell table:style-name="ce5" table:formula="of:=[.G43]/[.F43]" office:value-type="float" office:value="1283904814.54093" calcext:value-type="float">
            <text:p>1.2839E+09</text:p>
          </table:table-cell>
          <table:table-cell/>
          <table:table-cell table:formula="of:=[.C43]+2^([.C43]+1)+5" office:value-type="float" office:value="68719476776" calcext:value-type="float">
            <text:p>68719476776</text:p>
          </table:table-cell>
          <table:table-cell table:formula="of:=[.C43]+2^([.C43]+1)+1" office:value-type="float" office:value="68719476772" calcext:value-type="float">
            <text:p>68719476772</text:p>
          </table:table-cell>
          <table:table-cell table:formula="of:=[.K43]*[.G43]" office:value-type="float" office:value="4.95848481020171E+022" calcext:value-type="float">
            <text:p>4.95848481020171E+022</text:p>
          </table:table-cell>
          <table:table-cell table:formula="of:=[.L43]*[.F43]" office:value-type="float" office:value="38620345945864" calcext:value-type="float">
            <text:p>38620345945864</text:p>
          </table:table-cell>
          <table:table-cell table:number-columns-repeated="2"/>
          <table:table-cell table:style-name="ce5" table:formula="of:=[.M43]/[.N43]" office:value-type="float" office:value="1283904814.61566" calcext:value-type="float">
            <text:p>1.2839E+09</text:p>
          </table:table-cell>
          <table:table-cell table:formula="of:=[.B43]/[.N43]" office:value-type="float" office:value="0.934163700578236" calcext:value-type="float">
            <text:p>0.934163700578236</text:p>
          </table:table-cell>
          <table:table-cell table:number-columns-repeated="1006"/>
        </table:table-row>
        <table:table-row table:style-name="ro3">
          <table:table-cell/>
          <table:table-cell table:formula="of:=[.C44]*[.E44]" office:value-type="float" office:value="74217034874880" calcext:value-type="float">
            <text:p>74217034874880</text:p>
          </table:table-cell>
          <table:table-cell office:value-type="float" office:value="36" calcext:value-type="float">
            <text:p>36</text:p>
          </table:table-cell>
          <table:table-cell table:formula="of:=POWER(2; [.C44])" office:value-type="float" office:value="68719476736" calcext:value-type="float">
            <text:p>68719476736</text:p>
          </table:table-cell>
          <table:table-cell table:style-name="ce2" table:formula="of:=30*[.D44]" office:value-type="float" office:value="2061584302080" calcext:value-type="float">
            <text:p>2061584302080</text:p>
          </table:table-cell>
          <table:table-cell table:formula="of:=[.$P$27]*([.C44]-1)+[.$P$28]+2*([.C44]-1)+[.$P$29]*([.C44]+1)" office:value-type="float" office:value="578" calcext:value-type="float">
            <text:p>578</text:p>
          </table:table-cell>
          <table:table-cell table:formula="of:=21*2^[.C44]+2*[.C44]-26" office:value-type="float" office:value="1443109011502" calcext:value-type="float">
            <text:p>1443109011502</text:p>
          </table:table-cell>
          <table:table-cell/>
          <table:table-cell table:style-name="ce5" table:formula="of:=[.G44]/[.F44]" office:value-type="float" office:value="2496728393.60208" calcext:value-type="float">
            <text:p>2.4967E+09</text:p>
          </table:table-cell>
          <table:table-cell/>
          <table:table-cell table:formula="of:=[.C44]+2^([.C44]+1)+5" office:value-type="float" office:value="137438953513" calcext:value-type="float">
            <text:p>137438953513</text:p>
          </table:table-cell>
          <table:table-cell table:formula="of:=[.C44]+2^([.C44]+1)+1" office:value-type="float" office:value="137438953509" calcext:value-type="float">
            <text:p>137438953509</text:p>
          </table:table-cell>
          <table:table-cell table:formula="of:=[.K44]*[.G44]" office:value-type="float" office:value="1.98339392346015E+023" calcext:value-type="float">
            <text:p>1.98339392346015E+023</text:p>
          </table:table-cell>
          <table:table-cell table:formula="of:=[.L44]*[.F44]" office:value-type="float" office:value="79439715128202" calcext:value-type="float">
            <text:p>79439715128202</text:p>
          </table:table-cell>
          <table:table-cell table:number-columns-repeated="2"/>
          <table:table-cell table:style-name="ce5" table:formula="of:=[.M44]/[.N44]" office:value-type="float" office:value="2496728393.67474" calcext:value-type="float">
            <text:p>2.4967E+09</text:p>
          </table:table-cell>
          <table:table-cell table:formula="of:=[.B44]/[.N44]" office:value-type="float" office:value="0.93425605511181" calcext:value-type="float">
            <text:p>0.93425605511181</text:p>
          </table:table-cell>
          <table:table-cell table:number-columns-repeated="1006"/>
        </table:table-row>
        <table:table-row table:style-name="ro3">
          <table:table-cell/>
          <table:table-cell table:formula="of:=[.C45]*[.E45]" office:value-type="float" office:value="152557238353920" calcext:value-type="float">
            <text:p>152557238353920</text:p>
          </table:table-cell>
          <table:table-cell office:value-type="float" office:value="37" calcext:value-type="float">
            <text:p>37</text:p>
          </table:table-cell>
          <table:table-cell table:formula="of:=POWER(2; [.C45])" office:value-type="float" office:value="137438953472" calcext:value-type="float">
            <text:p>137438953472</text:p>
          </table:table-cell>
          <table:table-cell table:style-name="ce2" table:formula="of:=30*[.D45]" office:value-type="float" office:value="4123168604160" calcext:value-type="float">
            <text:p>4123168604160</text:p>
          </table:table-cell>
          <table:table-cell table:formula="of:=[.$P$27]*([.C45]-1)+[.$P$28]+2*([.C45]-1)+[.$P$29]*([.C45]+1)" office:value-type="float" office:value="594" calcext:value-type="float">
            <text:p>594</text:p>
          </table:table-cell>
          <table:table-cell table:formula="of:=21*2^[.C45]+2*[.C45]-26" office:value-type="float" office:value="2886218022960" calcext:value-type="float">
            <text:p>2886218022960</text:p>
          </table:table-cell>
          <table:table-cell/>
          <table:table-cell table:style-name="ce5" table:formula="of:=[.G45]/[.F45]" office:value-type="float" office:value="4858952900.60606" calcext:value-type="float">
            <text:p>4.8590E+09</text:p>
          </table:table-cell>
          <table:table-cell/>
          <table:table-cell table:formula="of:=[.C45]+2^([.C45]+1)+5" office:value-type="float" office:value="274877906986" calcext:value-type="float">
            <text:p>274877906986</text:p>
          </table:table-cell>
          <table:table-cell table:formula="of:=[.C45]+2^([.C45]+1)+1" office:value-type="float" office:value="274877906982" calcext:value-type="float">
            <text:p>274877906982</text:p>
          </table:table-cell>
          <table:table-cell table:formula="of:=[.K45]*[.G45]" office:value-type="float" office:value="7.93357569256516E+023" calcext:value-type="float">
            <text:p>7.93357569256516E+023</text:p>
          </table:table-cell>
          <table:table-cell table:formula="of:=[.L45]*[.F45]" office:value-type="float" office:value="163277476747308" calcext:value-type="float">
            <text:p>163277476747308</text:p>
          </table:table-cell>
          <table:table-cell table:number-columns-repeated="2"/>
          <table:table-cell table:style-name="ce5" table:formula="of:=[.M45]/[.N45]" office:value-type="float" office:value="4858952900.67677" calcext:value-type="float">
            <text:p>4.8590E+09</text:p>
          </table:table-cell>
          <table:table-cell table:formula="of:=[.B45]/[.N45]" office:value-type="float" office:value="0.934343434214268" calcext:value-type="float">
            <text:p>0.934343434214268</text:p>
          </table:table-cell>
          <table:table-cell table:number-columns-repeated="100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-count" table:style-name="ta2">
        <table:table-column table:style-name="co1" table:number-columns-repeated="4" table:default-cell-style-name="ce1"/>
        <table:table-column table:style-name="co11" table:default-cell-style-name="ce1"/>
        <table:table-column table:style-name="co4" table:default-cell-style-name="ce1"/>
        <table:table-column table:style-name="co1" table:number-columns-repeated="11" table:default-cell-style-name="ce1"/>
        <table:table-column table:style-name="co10" table:number-columns-repeated="1007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ce4" office:value-type="string" calcext:value-type="string" table:number-columns-spanned="8" table:number-rows-spanned="1">
            <text:p>DEPTH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=log(L)</text:p>
          </table:table-cell>
          <table:table-cell office:value-type="string" calcext:value-type="string">
            <text:p>L=2^Q</text:p>
          </table:table-cell>
          <table:table-cell office:value-type="string" calcext:value-type="string">
            <text:p>QROM 4L-4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QUANTIFY</text:p>
          </table:table-cell>
          <table:table-cell office:value-type="string" calcext:value-type="string">
            <text:p>facto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POWER(2; [.C9])" office:value-type="float" office:value="2" calcext:value-type="float">
            <text:p>2</text:p>
          </table:table-cell>
          <table:table-cell table:style-name="ce2" table:formula="of:=4*[.D9]-4" office:value-type="float" office:value="4" calcext:value-type="float">
            <text:p>4</text:p>
          </table:table-cell>
          <table:table-cell table:formula="of:=([.D9]-2)*4 + [.D9]*6" office:value-type="float" office:value="12" calcext:value-type="float">
            <text:p>12</text:p>
          </table:table-cell>
          <table:table-cell table:number-columns-repeated="2"/>
          <table:table-cell table:formula="of:=[.F9]/[.E9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POWER(2; [.C10])" office:value-type="float" office:value="4" calcext:value-type="float">
            <text:p>4</text:p>
          </table:table-cell>
          <table:table-cell table:style-name="ce2" table:formula="of:=4*[.D10]-4" office:value-type="float" office:value="12" calcext:value-type="float">
            <text:p>12</text:p>
          </table:table-cell>
          <table:table-cell table:formula="of:=([.D10]-2)*4 + [.D10]*6" office:value-type="float" office:value="32" calcext:value-type="float">
            <text:p>32</text:p>
          </table:table-cell>
          <table:table-cell table:number-columns-repeated="2"/>
          <table:table-cell table:formula="of:=[.F10]/[.E10]" office:value-type="float" office:value="2.66666666666667" calcext:value-type="float">
            <text:p>2.6666666666666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POWER(2; [.C11])" office:value-type="float" office:value="8" calcext:value-type="float">
            <text:p>8</text:p>
          </table:table-cell>
          <table:table-cell table:style-name="ce2" table:formula="of:=4*[.D11]-4" office:value-type="float" office:value="28" calcext:value-type="float">
            <text:p>28</text:p>
          </table:table-cell>
          <table:table-cell table:formula="of:=([.D11]-2)*4 + [.D11]*6" office:value-type="float" office:value="72" calcext:value-type="float">
            <text:p>72</text:p>
          </table:table-cell>
          <table:table-cell table:number-columns-repeated="2"/>
          <table:table-cell table:formula="of:=[.F11]/[.E11]" office:value-type="float" office:value="2.57142857142857" calcext:value-type="float">
            <text:p>2.5714285714285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POWER(2; [.C12])" office:value-type="float" office:value="16" calcext:value-type="float">
            <text:p>16</text:p>
          </table:table-cell>
          <table:table-cell table:style-name="ce2" table:formula="of:=4*[.D12]-4" office:value-type="float" office:value="60" calcext:value-type="float">
            <text:p>60</text:p>
          </table:table-cell>
          <table:table-cell table:formula="of:=([.D12]-2)*4 + [.D12]*6" office:value-type="float" office:value="152" calcext:value-type="float">
            <text:p>152</text:p>
          </table:table-cell>
          <table:table-cell table:number-columns-repeated="2"/>
          <table:table-cell table:formula="of:=[.F12]/[.E12]" office:value-type="float" office:value="2.53333333333333" calcext:value-type="float">
            <text:p>2.53333333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POWER(2; [.C13])" office:value-type="float" office:value="32" calcext:value-type="float">
            <text:p>32</text:p>
          </table:table-cell>
          <table:table-cell table:style-name="ce2" table:formula="of:=4*[.D13]-4" office:value-type="float" office:value="124" calcext:value-type="float">
            <text:p>124</text:p>
          </table:table-cell>
          <table:table-cell table:formula="of:=([.D13]-2)*4 + [.D13]*6" office:value-type="float" office:value="312" calcext:value-type="float">
            <text:p>312</text:p>
          </table:table-cell>
          <table:table-cell table:number-columns-repeated="2"/>
          <table:table-cell table:formula="of:=[.F13]/[.E13]" office:value-type="float" office:value="2.51612903225806" calcext:value-type="float">
            <text:p>2.516129032258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POWER(2; [.C14])" office:value-type="float" office:value="64" calcext:value-type="float">
            <text:p>64</text:p>
          </table:table-cell>
          <table:table-cell table:style-name="ce2" table:formula="of:=4*[.D14]-4" office:value-type="float" office:value="252" calcext:value-type="float">
            <text:p>252</text:p>
          </table:table-cell>
          <table:table-cell table:formula="of:=([.D14]-2)*4 + [.D14]*6" office:value-type="float" office:value="632" calcext:value-type="float">
            <text:p>632</text:p>
          </table:table-cell>
          <table:table-cell table:number-columns-repeated="2"/>
          <table:table-cell table:formula="of:=[.F14]/[.E14]" office:value-type="float" office:value="2.50793650793651" calcext:value-type="float">
            <text:p>2.5079365079365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POWER(2; [.C15])" office:value-type="float" office:value="128" calcext:value-type="float">
            <text:p>128</text:p>
          </table:table-cell>
          <table:table-cell table:style-name="ce2" table:formula="of:=4*[.D15]-4" office:value-type="float" office:value="508" calcext:value-type="float">
            <text:p>508</text:p>
          </table:table-cell>
          <table:table-cell table:formula="of:=([.D15]-2)*4 + [.D15]*6" office:value-type="float" office:value="1272" calcext:value-type="float">
            <text:p>1272</text:p>
          </table:table-cell>
          <table:table-cell table:number-columns-repeated="2"/>
          <table:table-cell table:formula="of:=[.F15]/[.E15]" office:value-type="float" office:value="2.50393700787402" calcext:value-type="float">
            <text:p>2.5039370078740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POWER(2; [.C16])" office:value-type="float" office:value="256" calcext:value-type="float">
            <text:p>256</text:p>
          </table:table-cell>
          <table:table-cell table:style-name="ce2" table:formula="of:=4*[.D16]-4" office:value-type="float" office:value="1020" calcext:value-type="float">
            <text:p>1020</text:p>
          </table:table-cell>
          <table:table-cell table:formula="of:=([.D16]-2)*4 + [.D16]*6" office:value-type="float" office:value="2552" calcext:value-type="float">
            <text:p>2552</text:p>
          </table:table-cell>
          <table:table-cell table:number-columns-repeated="2"/>
          <table:table-cell table:formula="of:=[.F16]/[.E16]" office:value-type="float" office:value="2.50196078431373" calcext:value-type="float">
            <text:p>2.501960784313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POWER(2; [.C17])" office:value-type="float" office:value="512" calcext:value-type="float">
            <text:p>512</text:p>
          </table:table-cell>
          <table:table-cell table:style-name="ce2" table:formula="of:=4*[.D17]-4" office:value-type="float" office:value="2044" calcext:value-type="float">
            <text:p>2044</text:p>
          </table:table-cell>
          <table:table-cell table:formula="of:=([.D17]-2)*4 + [.D17]*6" office:value-type="float" office:value="5112" calcext:value-type="float">
            <text:p>5112</text:p>
          </table:table-cell>
          <table:table-cell table:number-columns-repeated="2"/>
          <table:table-cell table:formula="of:=[.F17]/[.E17]" office:value-type="float" office:value="2.50097847358121" calcext:value-type="float">
            <text:p>2.5009784735812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 [.C18])" office:value-type="float" office:value="1024" calcext:value-type="float">
            <text:p>1024</text:p>
          </table:table-cell>
          <table:table-cell table:style-name="ce2" table:formula="of:=4*[.D18]-4" office:value-type="float" office:value="4092" calcext:value-type="float">
            <text:p>4092</text:p>
          </table:table-cell>
          <table:table-cell table:formula="of:=([.D18]-2)*4 + [.D18]*6" office:value-type="float" office:value="10232" calcext:value-type="float">
            <text:p>10232</text:p>
          </table:table-cell>
          <table:table-cell table:number-columns-repeated="2"/>
          <table:table-cell table:formula="of:=[.F18]/[.E18]" office:value-type="float" office:value="2.50048875855327" calcext:value-type="float">
            <text:p>2.5004887585532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 [.C19])" office:value-type="float" office:value="2048" calcext:value-type="float">
            <text:p>2048</text:p>
          </table:table-cell>
          <table:table-cell table:style-name="ce2" table:formula="of:=4*[.D19]-4" office:value-type="float" office:value="8188" calcext:value-type="float">
            <text:p>8188</text:p>
          </table:table-cell>
          <table:table-cell table:formula="of:=([.D19]-2)*4 + [.D19]*6" office:value-type="float" office:value="20472" calcext:value-type="float">
            <text:p>20472</text:p>
          </table:table-cell>
          <table:table-cell table:number-columns-repeated="2"/>
          <table:table-cell table:formula="of:=[.F19]/[.E19]" office:value-type="float" office:value="2.50024425989253" calcext:value-type="float">
            <text:p>2.5002442598925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 [.C20])" office:value-type="float" office:value="4096" calcext:value-type="float">
            <text:p>4096</text:p>
          </table:table-cell>
          <table:table-cell table:style-name="ce2" table:formula="of:=4*[.D20]-4" office:value-type="float" office:value="16380" calcext:value-type="float">
            <text:p>16380</text:p>
          </table:table-cell>
          <table:table-cell table:formula="of:=([.D20]-2)*4 + [.D20]*6" office:value-type="float" office:value="40952" calcext:value-type="float">
            <text:p>40952</text:p>
          </table:table-cell>
          <table:table-cell table:number-columns-repeated="2"/>
          <table:table-cell table:formula="of:=[.F20]/[.E20]" office:value-type="float" office:value="2.5001221001221" calcext:value-type="float">
            <text:p>2.500122100122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 [.C21])" office:value-type="float" office:value="8192" calcext:value-type="float">
            <text:p>8192</text:p>
          </table:table-cell>
          <table:table-cell table:style-name="ce2" table:formula="of:=4*[.D21]-4" office:value-type="float" office:value="32764" calcext:value-type="float">
            <text:p>32764</text:p>
          </table:table-cell>
          <table:table-cell table:formula="of:=([.D21]-2)*4 + [.D21]*6" office:value-type="float" office:value="81912" calcext:value-type="float">
            <text:p>81912</text:p>
          </table:table-cell>
          <table:table-cell table:number-columns-repeated="2"/>
          <table:table-cell table:formula="of:=[.F21]/[.E21]" office:value-type="float" office:value="2.50006104260774" calcext:value-type="float">
            <text:p>2.5000610426077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 [.C22])" office:value-type="float" office:value="16384" calcext:value-type="float">
            <text:p>16384</text:p>
          </table:table-cell>
          <table:table-cell table:style-name="ce2" table:formula="of:=4*[.D22]-4" office:value-type="float" office:value="65532" calcext:value-type="float">
            <text:p>65532</text:p>
          </table:table-cell>
          <table:table-cell table:formula="of:=([.D22]-2)*4 + [.D22]*6" office:value-type="float" office:value="163832" calcext:value-type="float">
            <text:p>163832</text:p>
          </table:table-cell>
          <table:table-cell table:number-columns-repeated="2"/>
          <table:table-cell table:formula="of:=[.F22]/[.E22]" office:value-type="float" office:value="2.50003051944088" calcext:value-type="float">
            <text:p>2.500030519440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 [.C23])" office:value-type="float" office:value="32768" calcext:value-type="float">
            <text:p>32768</text:p>
          </table:table-cell>
          <table:table-cell table:style-name="ce2" table:formula="of:=4*[.D23]-4" office:value-type="float" office:value="131068" calcext:value-type="float">
            <text:p>131068</text:p>
          </table:table-cell>
          <table:table-cell table:formula="of:=([.D23]-2)*4 + [.D23]*6" office:value-type="float" office:value="327672" calcext:value-type="float">
            <text:p>327672</text:p>
          </table:table-cell>
          <table:table-cell table:number-columns-repeated="2"/>
          <table:table-cell table:formula="of:=[.F23]/[.E23]" office:value-type="float" office:value="2.50001525925474" calcext:value-type="float">
            <text:p>2.5000152592547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POWER(2; [.C24])" office:value-type="float" office:value="65536" calcext:value-type="float">
            <text:p>65536</text:p>
          </table:table-cell>
          <table:table-cell table:style-name="ce2" table:formula="of:=4*[.D24]-4" office:value-type="float" office:value="262140" calcext:value-type="float">
            <text:p>262140</text:p>
          </table:table-cell>
          <table:table-cell table:formula="of:=([.D24]-2)*4 + [.D24]*6" office:value-type="float" office:value="655352" calcext:value-type="float">
            <text:p>655352</text:p>
          </table:table-cell>
          <table:table-cell table:number-columns-repeated="2"/>
          <table:table-cell table:formula="of:=[.F24]/[.E24]" office:value-type="float" office:value="2.50000762951095" calcext:value-type="float">
            <text:p>2.5000076295109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 [.C25])" office:value-type="float" office:value="131072" calcext:value-type="float">
            <text:p>131072</text:p>
          </table:table-cell>
          <table:table-cell table:style-name="ce2" table:formula="of:=4*[.D25]-4" office:value-type="float" office:value="524284" calcext:value-type="float">
            <text:p>524284</text:p>
          </table:table-cell>
          <table:table-cell table:formula="of:=([.D25]-2)*4 + [.D25]*6" office:value-type="float" office:value="1310712" calcext:value-type="float">
            <text:p>1310712</text:p>
          </table:table-cell>
          <table:table-cell table:number-columns-repeated="2"/>
          <table:table-cell table:formula="of:=[.F25]/[.E25]" office:value-type="float" office:value="2.50000381472637" calcext:value-type="float">
            <text:p>2.5000038147263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 [.C26])" office:value-type="float" office:value="262144" calcext:value-type="float">
            <text:p>262144</text:p>
          </table:table-cell>
          <table:table-cell table:style-name="ce2" table:formula="of:=4*[.D26]-4" office:value-type="float" office:value="1048572" calcext:value-type="float">
            <text:p>1048572</text:p>
          </table:table-cell>
          <table:table-cell table:formula="of:=([.D26]-2)*4 + [.D26]*6" office:value-type="float" office:value="2621432" calcext:value-type="float">
            <text:p>2621432</text:p>
          </table:table-cell>
          <table:table-cell table:number-columns-repeated="2"/>
          <table:table-cell table:formula="of:=[.F26]/[.E26]" office:value-type="float" office:value="2.50000190735591" calcext:value-type="float">
            <text:p>2.5000019073559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POWER(2; [.C27])" office:value-type="float" office:value="524288" calcext:value-type="float">
            <text:p>524288</text:p>
          </table:table-cell>
          <table:table-cell table:style-name="ce2" table:formula="of:=4*[.D27]-4" office:value-type="float" office:value="2097148" calcext:value-type="float">
            <text:p>2097148</text:p>
          </table:table-cell>
          <table:table-cell table:formula="of:=([.D27]-2)*4 + [.D27]*6" office:value-type="float" office:value="5242872" calcext:value-type="float">
            <text:p>5242872</text:p>
          </table:table-cell>
          <table:table-cell table:number-columns-repeated="2"/>
          <table:table-cell table:formula="of:=[.F27]/[.E27]" office:value-type="float" office:value="2.50000095367614" calcext:value-type="float">
            <text:p>2.500000953676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POWER(2; [.C28])" office:value-type="float" office:value="1048576" calcext:value-type="float">
            <text:p>1048576</text:p>
          </table:table-cell>
          <table:table-cell table:style-name="ce2" table:formula="of:=4*[.D28]-4" office:value-type="float" office:value="4194300" calcext:value-type="float">
            <text:p>4194300</text:p>
          </table:table-cell>
          <table:table-cell table:formula="of:=([.D28]-2)*4 + [.D28]*6" office:value-type="float" office:value="10485752" calcext:value-type="float">
            <text:p>10485752</text:p>
          </table:table-cell>
          <table:table-cell table:number-columns-repeated="2"/>
          <table:table-cell table:formula="of:=[.F28]/[.E28]" office:value-type="float" office:value="2.50000047683761" calcext:value-type="float">
            <text:p>2.5000004768376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POWER(2; [.C29])" office:value-type="float" office:value="2097152" calcext:value-type="float">
            <text:p>2097152</text:p>
          </table:table-cell>
          <table:table-cell table:style-name="ce2" table:formula="of:=4*[.D29]-4" office:value-type="float" office:value="8388604" calcext:value-type="float">
            <text:p>8388604</text:p>
          </table:table-cell>
          <table:table-cell table:formula="of:=([.D29]-2)*4 + [.D29]*6" office:value-type="float" office:value="20971512" calcext:value-type="float">
            <text:p>20971512</text:p>
          </table:table-cell>
          <table:table-cell table:number-columns-repeated="2"/>
          <table:table-cell table:formula="of:=[.F29]/[.E29]" office:value-type="float" office:value="2.50000023841869" calcext:value-type="float">
            <text:p>2.5000002384186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POWER(2; [.C30])" office:value-type="float" office:value="4194304" calcext:value-type="float">
            <text:p>4194304</text:p>
          </table:table-cell>
          <table:table-cell table:style-name="ce2" table:formula="of:=4*[.D30]-4" office:value-type="float" office:value="16777212" calcext:value-type="float">
            <text:p>16777212</text:p>
          </table:table-cell>
          <table:table-cell table:formula="of:=([.D30]-2)*4 + [.D30]*6" office:value-type="float" office:value="41943032" calcext:value-type="float">
            <text:p>41943032</text:p>
          </table:table-cell>
          <table:table-cell table:number-columns-repeated="2"/>
          <table:table-cell table:formula="of:=[.F30]/[.E30]" office:value-type="float" office:value="2.50000011920932" calcext:value-type="float">
            <text:p>2.5000001192093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POWER(2; [.C31])" office:value-type="float" office:value="8388608" calcext:value-type="float">
            <text:p>8388608</text:p>
          </table:table-cell>
          <table:table-cell table:style-name="ce2" table:formula="of:=4*[.D31]-4" office:value-type="float" office:value="33554428" calcext:value-type="float">
            <text:p>33554428</text:p>
          </table:table-cell>
          <table:table-cell table:formula="of:=([.D31]-2)*4 + [.D31]*6" office:value-type="float" office:value="83886072" calcext:value-type="float">
            <text:p>83886072</text:p>
          </table:table-cell>
          <table:table-cell table:number-columns-repeated="2"/>
          <table:table-cell table:formula="of:=[.F31]/[.E31]" office:value-type="float" office:value="2.50000005960465" calcext:value-type="float">
            <text:p>2.5000000596046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POWER(2; [.C32])" office:value-type="float" office:value="16777216" calcext:value-type="float">
            <text:p>16777216</text:p>
          </table:table-cell>
          <table:table-cell table:style-name="ce2" table:formula="of:=4*[.D32]-4" office:value-type="float" office:value="67108860" calcext:value-type="float">
            <text:p>67108860</text:p>
          </table:table-cell>
          <table:table-cell table:formula="of:=([.D32]-2)*4 + [.D32]*6" office:value-type="float" office:value="167772152" calcext:value-type="float">
            <text:p>167772152</text:p>
          </table:table-cell>
          <table:table-cell table:number-columns-repeated="2"/>
          <table:table-cell table:formula="of:=[.F32]/[.E32]" office:value-type="float" office:value="2.50000002980232" calcext:value-type="float">
            <text:p>2.5000000298023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POWER(2; [.C33])" office:value-type="float" office:value="33554432" calcext:value-type="float">
            <text:p>33554432</text:p>
          </table:table-cell>
          <table:table-cell table:style-name="ce2" table:formula="of:=4*[.D33]-4" office:value-type="float" office:value="134217724" calcext:value-type="float">
            <text:p>134217724</text:p>
          </table:table-cell>
          <table:table-cell table:formula="of:=([.D33]-2)*4 + [.D33]*6" office:value-type="float" office:value="335544312" calcext:value-type="float">
            <text:p>335544312</text:p>
          </table:table-cell>
          <table:table-cell table:number-columns-repeated="2"/>
          <table:table-cell table:formula="of:=[.F33]/[.E33]" office:value-type="float" office:value="2.50000001490116" calcext:value-type="float">
            <text:p>2.500000014901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POWER(2; [.C34])" office:value-type="float" office:value="67108864" calcext:value-type="float">
            <text:p>67108864</text:p>
          </table:table-cell>
          <table:table-cell table:style-name="ce2" table:formula="of:=4*[.D34]-4" office:value-type="float" office:value="268435452" calcext:value-type="float">
            <text:p>268435452</text:p>
          </table:table-cell>
          <table:table-cell table:formula="of:=([.D34]-2)*4 + [.D34]*6" office:value-type="float" office:value="671088632" calcext:value-type="float">
            <text:p>671088632</text:p>
          </table:table-cell>
          <table:table-cell table:number-columns-repeated="2"/>
          <table:table-cell table:formula="of:=[.F34]/[.E34]" office:value-type="float" office:value="2.50000000745058" calcext:value-type="float">
            <text:p>2.5000000074505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POWER(2; [.C35])" office:value-type="float" office:value="134217728" calcext:value-type="float">
            <text:p>134217728</text:p>
          </table:table-cell>
          <table:table-cell table:style-name="ce2" table:formula="of:=4*[.D35]-4" office:value-type="float" office:value="536870908" calcext:value-type="float">
            <text:p>536870908</text:p>
          </table:table-cell>
          <table:table-cell table:formula="of:=([.D35]-2)*4 + [.D35]*6" office:value-type="float" office:value="1342177272" calcext:value-type="float">
            <text:p>1342177272</text:p>
          </table:table-cell>
          <table:table-cell table:number-columns-repeated="2"/>
          <table:table-cell table:formula="of:=[.F35]/[.E35]" office:value-type="float" office:value="2.50000000372529" calcext:value-type="float">
            <text:p>2.5000000037252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POWER(2; [.C36])" office:value-type="float" office:value="268435456" calcext:value-type="float">
            <text:p>268435456</text:p>
          </table:table-cell>
          <table:table-cell table:style-name="ce2" table:formula="of:=4*[.D36]-4" office:value-type="float" office:value="1073741820" calcext:value-type="float">
            <text:p>1073741820</text:p>
          </table:table-cell>
          <table:table-cell table:formula="of:=([.D36]-2)*4 + [.D36]*6" office:value-type="float" office:value="2684354552" calcext:value-type="float">
            <text:p>2684354552</text:p>
          </table:table-cell>
          <table:table-cell table:number-columns-repeated="2"/>
          <table:table-cell table:formula="of:=[.F36]/[.E36]" office:value-type="float" office:value="2.50000000186265" calcext:value-type="float">
            <text:p>2.5000000018626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POWER(2; [.C37])" office:value-type="float" office:value="536870912" calcext:value-type="float">
            <text:p>536870912</text:p>
          </table:table-cell>
          <table:table-cell table:style-name="ce2" table:formula="of:=4*[.D37]-4" office:value-type="float" office:value="2147483644" calcext:value-type="float">
            <text:p>2147483644</text:p>
          </table:table-cell>
          <table:table-cell table:formula="of:=([.D37]-2)*4 + [.D37]*6" office:value-type="float" office:value="5368709112" calcext:value-type="float">
            <text:p>5368709112</text:p>
          </table:table-cell>
          <table:table-cell table:number-columns-repeated="2"/>
          <table:table-cell table:formula="of:=[.F37]/[.E37]" office:value-type="float" office:value="2.50000000093132" calcext:value-type="float">
            <text:p>2.5000000009313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POWER(2; [.C38])" office:value-type="float" office:value="1073741824" calcext:value-type="float">
            <text:p>1073741824</text:p>
          </table:table-cell>
          <table:table-cell table:style-name="ce2" table:formula="of:=4*[.D38]-4" office:value-type="float" office:value="4294967292" calcext:value-type="float">
            <text:p>4294967292</text:p>
          </table:table-cell>
          <table:table-cell table:formula="of:=([.D38]-2)*4 + [.D38]*6" office:value-type="float" office:value="10737418232" calcext:value-type="float">
            <text:p>10737418232</text:p>
          </table:table-cell>
          <table:table-cell table:number-columns-repeated="2"/>
          <table:table-cell table:formula="of:=[.F38]/[.E38]" office:value-type="float" office:value="2.50000000046566" calcext:value-type="float">
            <text:p>2.5000000004656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POWER(2; [.C39])" office:value-type="float" office:value="2147483648" calcext:value-type="float">
            <text:p>2147483648</text:p>
          </table:table-cell>
          <table:table-cell table:style-name="ce2" table:formula="of:=4*[.D39]-4" office:value-type="float" office:value="8589934588" calcext:value-type="float">
            <text:p>8589934588</text:p>
          </table:table-cell>
          <table:table-cell table:formula="of:=([.D39]-2)*4 + [.D39]*6" office:value-type="float" office:value="21474836472" calcext:value-type="float">
            <text:p>21474836472</text:p>
          </table:table-cell>
          <table:table-cell table:number-columns-repeated="2"/>
          <table:table-cell table:formula="of:=[.F39]/[.E39]" office:value-type="float" office:value="2.50000000023283" calcext:value-type="float">
            <text:p>2.5000000002328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POWER(2; [.C40])" office:value-type="float" office:value="4294967296" calcext:value-type="float">
            <text:p>4294967296</text:p>
          </table:table-cell>
          <table:table-cell table:style-name="ce2" table:formula="of:=4*[.D40]-4" office:value-type="float" office:value="17179869180" calcext:value-type="float">
            <text:p>17179869180</text:p>
          </table:table-cell>
          <table:table-cell table:formula="of:=([.D40]-2)*4 + [.D40]*6" office:value-type="float" office:value="42949672952" calcext:value-type="float">
            <text:p>42949672952</text:p>
          </table:table-cell>
          <table:table-cell table:number-columns-repeated="2"/>
          <table:table-cell table:formula="of:=[.F40]/[.E40]" office:value-type="float" office:value="2.50000000011642" calcext:value-type="float">
            <text:p>2.5000000001164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POWER(2; [.C41])" office:value-type="float" office:value="8589934592" calcext:value-type="float">
            <text:p>8589934592</text:p>
          </table:table-cell>
          <table:table-cell table:style-name="ce2" table:formula="of:=4*[.D41]-4" office:value-type="float" office:value="34359738364" calcext:value-type="float">
            <text:p>34359738364</text:p>
          </table:table-cell>
          <table:table-cell table:formula="of:=([.D41]-2)*4 + [.D41]*6" office:value-type="float" office:value="85899345912" calcext:value-type="float">
            <text:p>85899345912</text:p>
          </table:table-cell>
          <table:table-cell table:number-columns-repeated="2"/>
          <table:table-cell table:formula="of:=[.F41]/[.E41]" office:value-type="float" office:value="2.50000000005821" calcext:value-type="float">
            <text:p>2.5000000000582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POWER(2; [.C42])" office:value-type="float" office:value="17179869184" calcext:value-type="float">
            <text:p>17179869184</text:p>
          </table:table-cell>
          <table:table-cell table:style-name="ce2" table:formula="of:=4*[.D42]-4" office:value-type="float" office:value="68719476732" calcext:value-type="float">
            <text:p>68719476732</text:p>
          </table:table-cell>
          <table:table-cell table:formula="of:=([.D42]-2)*4 + [.D42]*6" office:value-type="float" office:value="171798691832" calcext:value-type="float">
            <text:p>171798691832</text:p>
          </table:table-cell>
          <table:table-cell table:number-columns-repeated="2"/>
          <table:table-cell table:formula="of:=[.F42]/[.E42]" office:value-type="float" office:value="2.5000000000291" calcext:value-type="float">
            <text:p>2.500000000029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POWER(2; [.C43])" office:value-type="float" office:value="34359738368" calcext:value-type="float">
            <text:p>34359738368</text:p>
          </table:table-cell>
          <table:table-cell table:style-name="ce2" table:formula="of:=4*[.D43]-4" office:value-type="float" office:value="137438953468" calcext:value-type="float">
            <text:p>137438953468</text:p>
          </table:table-cell>
          <table:table-cell table:formula="of:=([.D43]-2)*4 + [.D43]*6" office:value-type="float" office:value="343597383672" calcext:value-type="float">
            <text:p>343597383672</text:p>
          </table:table-cell>
          <table:table-cell table:number-columns-repeated="2"/>
          <table:table-cell table:formula="of:=[.F43]/[.E43]" office:value-type="float" office:value="2.50000000001455" calcext:value-type="float">
            <text:p>2.5000000000145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POWER(2; [.C44])" office:value-type="float" office:value="68719476736" calcext:value-type="float">
            <text:p>68719476736</text:p>
          </table:table-cell>
          <table:table-cell table:style-name="ce2" table:formula="of:=4*[.D44]-4" office:value-type="float" office:value="274877906940" calcext:value-type="float">
            <text:p>274877906940</text:p>
          </table:table-cell>
          <table:table-cell table:formula="of:=([.D44]-2)*4 + [.D44]*6" office:value-type="float" office:value="687194767352" calcext:value-type="float">
            <text:p>687194767352</text:p>
          </table:table-cell>
          <table:table-cell table:number-columns-repeated="2"/>
          <table:table-cell table:formula="of:=[.F44]/[.E44]" office:value-type="float" office:value="2.50000000000728" calcext:value-type="float">
            <text:p>2.500000000007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POWER(2; [.C45])" office:value-type="float" office:value="137438953472" calcext:value-type="float">
            <text:p>137438953472</text:p>
          </table:table-cell>
          <table:table-cell table:style-name="ce2" table:formula="of:=4*[.D45]-4" office:value-type="float" office:value="549755813884" calcext:value-type="float">
            <text:p>549755813884</text:p>
          </table:table-cell>
          <table:table-cell table:formula="of:=([.D45]-2)*4 + [.D45]*6" office:value-type="float" office:value="1374389534712" calcext:value-type="float">
            <text:p>1374389534712</text:p>
          </table:table-cell>
          <table:table-cell table:number-columns-repeated="2"/>
          <table:table-cell table:formula="of:=[.F45]/[.E45]" office:value-type="float" office:value="2.50000000000364" calcext:value-type="float">
            <text:p>2.50000000000364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6:40:45.474619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dministrator</meta:initial-creator>
    <meta:creation-date>2020-01-15T17:45:20Z</meta:creation-date>
    <dc:date>2020-02-04T16:50:30.498864106</dc:date>
    <meta:editing-cycles>33</meta:editing-cycles>
    <meta:editing-duration>PT40M14S</meta:editing-duration>
    <meta:document-statistic meta:table-count="2" meta:cell-count="7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1cm" xlink:href=".." xlink:type="simple" chart:class="chart:line" chart:style-name="ch1">
        <chart:title svg:x="4.806cm" svg:y="0.288cm" chart:style-name="ch2">
          <text:p>Diagrammtitel</text:p>
        </chart:title>
        <chart:legend chart:legend-position="bottom" svg:x="4.419cm" svg:y="7.101cm" style:legend-expansion="wide" chart:style-name="ch3"/>
        <chart:plot-area chart:style-name="ch4" table:cell-range-address="Depth.C8:Depth.C45 Depth.Q8:Depth.Q45" chart:data-source-has-labels="row" svg:x="0.254cm" svg:y="1.239cm" svg:width="12.192cm" svg:height="5.526cm">
          <chartooo:coordinate-region svg:x="0.831cm" svg:y="1.399cm" svg:width="10.185cm" svg:height="4.7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epth.C9:Depth.C45" chart:label-cell-address="Depth.C8:Depth.C8" chart:class="chart:line">
            <chart:data-point chart:repeated="37"/>
          </chart:series>
          <chart:series chart:style-name="ch9" chart:values-cell-range-address="Depth.Q9:Depth.Q45" chart:label-cell-address="Depth.Q8:Depth.Q8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=log(L)</text:p>
                <draw:g>
                  <svg:desc>Depth.C8:Depth.C8</svg:desc>
                </draw:g>
              </table:table-cell>
              <table:table-cell office:value-type="string">
                <text:p>O/A</text:p>
                <draw:g>
                  <svg:desc>Depth.Q8:Depth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epth.C9:Depth.C45</svg:desc>
                </draw:g>
              </table:table-cell>
              <table:table-cell office:value-type="float" office:value="1.66666666666667">
                <text:p>1.66666666666667</text:p>
                <draw:g>
                  <svg:desc>Depth.Q9:Depth.Q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8663101604278">
                <text:p>2.48663101604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33906633906634">
                <text:p>5.33906633906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5714285714286">
                <text:p>8.4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973544973545">
                <text:p>13.973544973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829346092504">
                <text:p>23.829346092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.5938284364388">
                <text:p>41.5938284364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3.8737182374606">
                <text:p>73.8737182374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2.961505944993">
                <text:p>132.961505944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1.830749537761">
                <text:p>241.830749537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3.587280825747">
                <text:p>443.587280825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19.399829247469">
                <text:p>819.399829247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22.60168595908">
                <text:p>1522.60168595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43.69417352346">
                <text:p>2843.69417352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34.51160750543">
                <text:p>5334.51160750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045.8467052494">
                <text:p>10045.8467052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983.0206846699">
                <text:p>18983.0206846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5980.7254877278">
                <text:p>35980.7254877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385.5652161681">
                <text:p>68385.5652161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0296.597632529">
                <text:p>130296.597632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8814.813559021">
                <text:p>248814.813559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76110.351351202">
                <text:p>476110.35135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2750.259067283">
                <text:p>912750.25906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52843.62686563">
                <text:p>1752843.62686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371498.11483252">
                <text:p>3371498.11483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494406.3548387">
                <text:p>6494406.3548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526988.1066667">
                <text:p>12526988.10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193753.7038627">
                <text:p>24193753.7038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6781282.9460581">
                <text:p>46781282.9460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0556539.5301205">
                <text:p>90556539.5301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5475317.696498">
                <text:p>175475317.696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0355899.083019">
                <text:p>340355899.083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60764199.538462">
                <text:p>660764199.538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83904814.61566">
                <text:p>1283904814.61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96728393.67474">
                <text:p>2496728393.6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858952900.67677">
                <text:p>4858952900.67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11.34cm" xlink:href=".." xlink:type="simple" chart:class="chart:line" chart:style-name="ch1">
        <chart:title svg:x="6.611cm" svg:y="0.362cm" chart:style-name="ch2">
          <text:p>QRAM Depth</text:p>
        </chart:title>
        <chart:legend svg:x="2.818cm" svg:y="1.789cm" style:legend-expansion="custom" chartooo:width="7.714cm" chartooo:height="1.38cm" style:legend-expansion-aspect-ratio="5.58985507246377" chart:style-name="ch3"/>
        <chart:plot-area chart:style-name="ch4" table:cell-range-address="Depth.F8:Depth.G28" chart:data-source-has-labels="row" svg:x="0.404cm" svg:y="1.364cm" svg:width="14.357cm" svg:height="8.766cm">
          <chartooo:coordinate-region svg:x="2.322cm" svg:y="1.564cm" svg:width="12.253cm" svg:height="7.919cm"/>
          <chart:axis chart:dimension="x" chart:name="primary-x" chart:style-name="ch5">
            <chart:title svg:x="5.858cm" svg:y="10.356cm" chart:style-name="ch6">
              <text:p>Number of address bits</text:p>
            </chart:title>
          </chart:axis>
          <chart:axis chart:dimension="y" chart:name="primary-y" chart:style-name="ch7">
            <chart:title svg:x="0cm" svg:y="6.611cm" chart:style-name="ch8">
              <text:p>Total depth</text:p>
            </chart:title>
            <chart:grid chart:style-name="ch9" chart:class="major"/>
          </chart:axis>
          <chart:series chart:style-name="ch10" chart:values-cell-range-address="Depth.F9:Depth.F28" chart:label-cell-address="Depth.F8:Depth.F8" chart:class="chart:line">
            <chart:data-point chart:repeated="20"/>
          </chart:series>
          <chart:series chart:style-name="ch11" chart:values-cell-range-address="Depth.G9:Depth.G28" chart:label-cell-address="Depth.G8:Depth.G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Depth.F8:Depth.F8</svg:desc>
                </draw:g>
              </table:table-cell>
              <table:table-cell office:value-type="string">
                <text:p>OLIVIA</text:p>
                <draw:g>
                  <svg:desc>Depth.G8:Depth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Depth.F9:Depth.F28</svg:desc>
                </draw:g>
              </table:table-cell>
              <table:table-cell office:value-type="float" office:value="18">
                <text:p>18</text:p>
                <draw:g>
                  <svg:desc>Depth.G9:Depth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">
                <text:p>146</text:p>
              </table:table-cell>
              <table:table-cell office:value-type="float" office:value="10744">
                <text:p>10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21498">
                <text:p>21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">
                <text:p>178</text:p>
              </table:table-cell>
              <table:table-cell office:value-type="float" office:value="43004">
                <text:p>43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">
                <text:p>194</text:p>
              </table:table-cell>
              <table:table-cell office:value-type="float" office:value="86014">
                <text:p>86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172032">
                <text:p>172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">
                <text:p>226</text:p>
              </table:table-cell>
              <table:table-cell office:value-type="float" office:value="344066">
                <text:p>344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688132">
                <text:p>688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">
                <text:p>258</text:p>
              </table:table-cell>
              <table:table-cell office:value-type="float" office:value="1376262">
                <text:p>1376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">
                <text:p>274</text:p>
              </table:table-cell>
              <table:table-cell office:value-type="float" office:value="2752520">
                <text:p>27525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">
                <text:p>290</text:p>
              </table:table-cell>
              <table:table-cell office:value-type="float" office:value="5505034">
                <text:p>5505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11010060">
                <text:p>110100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">
                <text:p>322</text:p>
              </table:table-cell>
              <table:table-cell office:value-type="float" office:value="22020110">
                <text:p>22020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